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ettings.xml" manifest:media-type="text/xml"/>
  <manifest:file-entry manifest:full-path="Thumbnails/thumbnail.png" manifest:media-type="image/png"/>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26" style:family="table">
      <style:table-properties style:width="16.494cm" table:align="left" style:writing-mode="lr-tb"/>
    </style:style>
    <style:style style:name="Таблица26.A" style:family="table-column">
      <style:table-column-properties style:column-width="11.007cm"/>
    </style:style>
    <style:style style:name="Таблица26.B" style:family="table-column">
      <style:table-column-properties style:column-width="5.487cm"/>
    </style:style>
    <style:style style:name="Таблица26.A1" style:family="table-cell">
      <style:table-cell-properties style:writing-mode="page"/>
    </style:style>
    <style:style style:name="Таблица21" style:family="table">
      <style:table-properties style:width="16.499cm" table:align="left" style:may-break-between-rows="true" style:writing-mode="lr-tb" table:border-model="collapsing"/>
    </style:style>
    <style:style style:name="Таблица21.A" style:family="table-column">
      <style:table-column-properties style:column-width="2.75cm"/>
    </style:style>
    <style:style style:name="Таблица21.1" style:family="table-row">
      <style:table-row-properties style:min-row-height="0.543cm" fo:keep-together="auto"/>
    </style:style>
    <style:style style:name="Таблица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1.F1" style:family="table-cell">
      <style:table-cell-properties style:vertical-align="middle" fo:background-color="transparent" fo:padding="0.097cm" fo:border="0.5pt solid #000000" style:writing-mode="page">
        <style:background-image/>
      </style:table-cell-properties>
    </style:style>
    <style:style style:name="Таблица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2" style:family="table">
      <style:table-properties style:width="16.499cm" table:align="left" style:may-break-between-rows="true" style:writing-mode="lr-tb" table:border-model="collapsing"/>
    </style:style>
    <style:style style:name="Таблица22.A" style:family="table-column">
      <style:table-column-properties style:column-width="2.75cm"/>
    </style:style>
    <style:style style:name="Таблица22.1" style:family="table-row">
      <style:table-row-properties style:min-row-height="0.543cm" fo:keep-together="auto"/>
    </style:style>
    <style:style style:name="Таблица2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2.F1" style:family="table-cell">
      <style:table-cell-properties style:vertical-align="middle" fo:background-color="transparent" fo:padding="0.097cm" fo:border="0.5pt solid #000000" style:writing-mode="page">
        <style:background-image/>
      </style:table-cell-properties>
    </style:style>
    <style:style style:name="Таблица2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3" style:family="table">
      <style:table-properties style:width="16.499cm" table:align="left" style:may-break-between-rows="true" style:writing-mode="lr-tb" table:border-model="collapsing"/>
    </style:style>
    <style:style style:name="Таблица23.A" style:family="table-column">
      <style:table-column-properties style:column-width="2.75cm"/>
    </style:style>
    <style:style style:name="Таблица23.1" style:family="table-row">
      <style:table-row-properties style:min-row-height="0.543cm" fo:keep-together="auto"/>
    </style:style>
    <style:style style:name="Таблица2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3.F1" style:family="table-cell">
      <style:table-cell-properties style:vertical-align="middle" fo:background-color="transparent" fo:padding="0.097cm" fo:border="0.5pt solid #000000" style:writing-mode="page">
        <style:background-image/>
      </style:table-cell-properties>
    </style:style>
    <style:style style:name="Таблица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 style:family="table">
      <style:table-properties style:width="16.499cm" fo:break-before="auto" fo:break-after="auto" table:align="left" fo:background-color="transparent" fo:keep-with-next="auto" style:may-break-between-rows="true" style:writing-mode="lr-tb" table:border-model="collapsing">
        <style:background-image/>
      </style:table-properties>
    </style:style>
    <style:style style:name="Таблица24.A" style:family="table-column">
      <style:table-column-properties style:column-width="2.062cm"/>
    </style:style>
    <style:style style:name="Таблица24.D" style:family="table-column">
      <style:table-column-properties style:column-width="2.064cm"/>
    </style:style>
    <style:style style:name="Таблица24.1" style:family="table-row">
      <style:table-row-properties style:min-row-height="0.543cm" fo:keep-together="auto"/>
    </style:style>
    <style:style style:name="Таблица2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4.H1" style:family="table-cell">
      <style:table-cell-properties style:vertical-align="middle" fo:background-color="transparent" fo:padding="0.097cm" fo:border="0.5pt solid #000000" style:writing-mode="page">
        <style:background-image/>
      </style:table-cell-properties>
    </style:style>
    <style:style style:name="Таблица2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H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6" style:family="table-row">
      <style:table-row-properties style:min-row-height="0.543cm" fo:background-color="transparent" fo:keep-together="auto">
        <style:background-image/>
      </style:table-row-properties>
    </style:style>
    <style:style style:name="P1" style:family="paragraph" style:parent-style-name="Standard">
      <style:paragraph-properties fo:text-align="center" style:justify-single-word="false">
        <style:tab-stops/>
      </style:paragraph-properties>
      <style:text-properties officeooo:paragraph-rsid="00ea3bc3"/>
    </style:style>
    <style:style style:name="P2"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style>
    <style:style style:name="P3"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136ada8"/>
    </style:style>
    <style:style style:name="P4"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5" style:family="paragraph" style:parent-style-name="Text_20_body">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6"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7"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8"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1d07d" fo:hyphenate="true" fo:hyphenation-remain-char-count="2" fo:hyphenation-push-char-count="2" loext:hyphenation-no-caps="false" loext:hyphenation-no-last-word="false" loext:hyphenation-word-char-count="5" loext:hyphenation-zone="no-limit"/>
    </style:style>
    <style:style style:name="P9" style:family="paragraph" style:parent-style-name="Text_20_body">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165a5de" fo:hyphenate="true" fo:hyphenation-remain-char-count="2" fo:hyphenation-push-char-count="2" loext:hyphenation-no-caps="false" loext:hyphenation-no-last-word="false" loext:hyphenation-word-char-count="5" loext:hyphenation-zone="no-limit"/>
    </style:style>
    <style:style style:name="P1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e0242" style:font-size-asian="14pt" style:font-weight-asian="bold" style:font-size-complex="14pt" style:font-weight-complex="bold"/>
    </style:style>
    <style:style style:name="P1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136ada8" style:font-size-asian="14pt" style:font-weight-asian="bold" style:font-size-complex="14pt" style:font-weight-complex="bold"/>
    </style:style>
    <style:style style:name="P1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d0598" style:font-size-asian="14pt" style:font-weight-asian="bold" style:font-size-complex="14pt" style:font-weight-complex="bold"/>
    </style:style>
    <style:style style:name="P13"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d0598" style:font-size-asian="14pt" style:font-weight-asian="bold" style:font-size-complex="14pt" style:font-weight-complex="bold"/>
    </style:style>
    <style:style style:name="P1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aa352" style:font-size-asian="14pt" style:font-weight-asian="bold" style:font-size-complex="14pt" style:font-weight-complex="bold"/>
    </style:style>
    <style:style style:name="P1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aa352" style:font-size-asian="14pt" style:font-weight-asian="bold" style:font-size-complex="14pt" style:font-weight-complex="bold"/>
    </style:style>
    <style:style style:name="P1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9c19f" style:font-size-asian="14pt" style:font-weight-asian="bold" style:font-size-complex="14pt" style:font-weight-complex="bold"/>
    </style:style>
    <style:style style:name="P1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9c19f" style:font-size-asian="14pt" style:font-weight-asian="bold" style:font-size-complex="14pt" style:font-weight-complex="bold"/>
    </style:style>
    <style:style style:name="P18"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19"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bdac9" style:font-size-asian="14pt" style:font-weight-asian="bold" style:font-size-complex="14pt" style:font-weight-complex="bold"/>
    </style:style>
    <style:style style:name="P2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aa352" style:font-size-asian="14pt" style:font-weight-asian="bold" style:font-size-complex="14pt" style:font-weight-complex="bold"/>
    </style:style>
    <style:style style:name="P22"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fo:font-weight="bold" officeooo:paragraph-rsid="00e6ffd2" style:font-size-asian="14pt" style:font-weight-asian="bold" style:font-size-complex="14pt" style:font-weight-complex="bold"/>
    </style:style>
    <style:style style:name="P23" style:family="paragraph" style:parent-style-name="Heading_20_1" style:master-page-name="">
      <loext:graphic-properties draw:fill="none"/>
      <style:paragraph-properties fo:margin-left="0.101cm" fo:margin-right="0cm" fo:margin-top="0.519cm" fo:margin-bottom="0.402cm" style:contextual-spacing="false"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2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25" style:family="paragraph" style:parent-style-name="Standard">
      <style:paragraph-properties fo:margin-top="0.201cm" fo:margin-bottom="0.201cm" style:contextual-spacing="false" fo:line-height="100%" fo:text-align="center" style:justify-single-word="false"/>
      <style:text-properties fo:font-size="14pt" officeooo:paragraph-rsid="00e6ffd2" style:font-size-asian="14pt" style:font-size-complex="14pt"/>
    </style:style>
    <style:style style:name="P26"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27" style:family="paragraph" style:parent-style-name="Standard">
      <loext:graphic-properties draw:fill="none" draw:fill-color="#729fcf"/>
      <style:paragraph-properties fo:margin-left="0cm" fo:margin-right="0cm" fo:margin-top="0.25cm" fo:margin-bottom="0cm" style:contextual-spacing="true" fo:line-height="10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2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e0242" style:font-size-asian="14pt" style:font-weight-asian="normal" style:font-size-complex="14pt" style:font-weight-complex="normal"/>
    </style:style>
    <style:style style:name="P2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136ada8" style:font-size-asian="14pt" style:font-weight-asian="normal" style:font-size-complex="14pt" style:font-weight-complex="normal"/>
    </style:style>
    <style:style style:name="P3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d0598" style:font-size-asian="14pt" style:font-weight-asian="normal" style:font-size-complex="14pt" style:font-weight-complex="normal"/>
    </style:style>
    <style:style style:name="P3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bdac9" style:font-size-asian="14pt" style:font-weight-asian="normal" style:font-size-complex="14pt" style:font-weight-complex="normal"/>
    </style:style>
    <style:style style:name="P3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aa352" style:font-size-asian="14pt" style:font-weight-asian="normal" style:font-size-complex="14pt" style:font-weight-complex="normal"/>
    </style:style>
    <style:style style:name="P3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9c19f" style:font-size-asian="14pt" style:font-weight-asian="normal" style:font-size-complex="14pt" style:font-weight-complex="normal"/>
    </style:style>
    <style:style style:name="P34"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35"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36"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37" style:family="paragraph" style:parent-style-name="Text_20_body" style:master-pag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38" style:family="paragraph" style:parent-style-name="Text_20_body">
      <style:paragraph-properties fo:margin-left="0cm" fo:margin-right="-0.004cm" fo:line-height="100%" fo:text-align="center" style:justify-single-word="false" fo:text-indent="0cm" style:auto-text-indent="false"/>
      <style:text-properties officeooo:paragraph-rsid="00c752fb"/>
    </style:style>
    <style:style style:name="P39" style:family="paragraph" style:parent-style-name="Text_20_body">
      <style:paragraph-properties fo:margin-left="0cm" fo:margin-right="-0.004cm" fo:margin-top="0.012cm" fo:margin-bottom="0cm" style:contextual-spacing="false" fo:line-height="100%" fo:text-align="center" style:justify-single-word="false" fo:text-indent="0cm" style:auto-text-indent="false"/>
      <style:text-properties officeooo:paragraph-rsid="00c752fb"/>
    </style:style>
    <style:style style:name="P40" style:family="paragraph" style:parent-style-name="Text_20_body">
      <style:paragraph-properties fo:line-height="100%" fo:text-align="center" style:justify-single-word="false"/>
      <style:text-properties officeooo:paragraph-rsid="00c752fb"/>
    </style:style>
    <style:style style:name="P41" style:family="paragraph" style:parent-style-name="Standard">
      <style:paragraph-properties fo:margin-top="0.101cm" fo:margin-bottom="0.101cm" style:contextual-spacing="false" fo:line-height="100%" fo:text-align="center" style:justify-single-word="false"/>
      <style:text-properties officeooo:paragraph-rsid="00abc7da"/>
    </style:style>
    <style:style style:name="P42" style:family="paragraph" style:parent-style-name="Text_20_body" style:master-page-name="">
      <style:paragraph-properties fo:margin-top="0cm" fo:margin-bottom="0cm" style:contextual-spacing="true" fo:line-height="100%" fo:text-align="center" style:justify-single-word="false" style:page-number="auto"/>
      <style:text-properties officeooo:paragraph-rsid="00e3b85b"/>
    </style:style>
    <style:style style:name="P43" style:family="paragraph" style:parent-style-name="Heading_20_2">
      <style:paragraph-properties fo:margin-left="0cm" fo:margin-right="0cm" fo:line-height="10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4"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officeooo:paragraph-rsid="00ea3bc3"/>
    </style:style>
    <style:style style:name="P45"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text-properties officeooo:paragraph-rsid="00c752fb"/>
    </style:style>
    <style:style style:name="P46" style:family="paragraph" style:parent-style-name="Text_20_body">
      <style:paragraph-properties fo:margin-left="0cm" fo:margin-right="-0.004cm" fo:line-height="165%" fo:text-align="center" style:justify-single-word="false" fo:text-indent="0cm" style:auto-text-indent="false"/>
      <style:text-properties officeooo:paragraph-rsid="00c752fb"/>
    </style:style>
    <style:style style:name="P47" style:family="paragraph" style:parent-style-name="Text_20_body">
      <style:paragraph-properties fo:margin-left="0cm" fo:margin-right="-0.004cm" fo:margin-top="0cm" fo:margin-bottom="0cm" style:contextual-spacing="false" fo:line-height="165%" fo:text-align="center" style:justify-single-word="false" fo:text-indent="0cm" style:auto-text-indent="false"/>
      <style:text-properties officeooo:paragraph-rsid="00d236e2"/>
    </style:style>
    <style:style style:name="P48" style:family="paragraph" style:parent-style-name="Text_20_body">
      <style:paragraph-properties fo:margin-left="0cm" fo:margin-right="-0.004cm" fo:line-height="0.559cm" fo:text-align="center" style:justify-single-word="false" fo:text-indent="0cm" style:auto-text-indent="false"/>
      <style:text-properties officeooo:paragraph-rsid="00c752fb"/>
    </style:style>
    <style:style style:name="P4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943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021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58"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5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6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6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6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63"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6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f7fe29"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6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ee8380"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66" style:family="paragraph" style:parent-style-name="Heading_20_3">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e8b3f5" style:font-size-asian="14pt" style:font-style-asian="normal" style:font-weight-asian="normal" style:font-size-complex="14pt" style:font-style-complex="normal" style:font-weight-complex="normal" style:text-emphasize="none"/>
    </style:style>
    <style:style style:name="P67" style:family="paragraph" style:parent-style-name="Standard">
      <style:paragraph-properties fo:margin-left="0cm" fo:margin-right="0cm" fo:margin-top="0.302cm" fo:margin-bottom="0.302cm" style:contextual-spacing="false"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68"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69" style:family="paragraph" style:parent-style-name="Text_20_body">
      <style:paragraph-properties fo:margin-left="0cm" fo:margin-right="0cm" fo:margin-top="0cm" fo:margin-bottom="0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70" style:family="paragraph" style:parent-style-name="Text_20_body">
      <loext:graphic-properties draw:fill-hatch-name="hatch"/>
      <style:paragraph-properties fo:margin-left="0cm" fo:margin-right="0cm" fo:margin-top="0cm" fo:margin-bottom="0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71"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72" style:family="paragraph" style:parent-style-name="Text_20_body">
      <style:paragraph-properties fo:margin-left="0cm" fo:margin-right="0cm" fo:margin-top="0cm" fo:margin-bottom="0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73" style:family="paragraph" style:parent-style-name="Text_20_body">
      <loext:graphic-properties draw:fill-hatch-name="hatch"/>
      <style:paragraph-properties fo:margin-left="0cm" fo:margin-right="0cm" fo:margin-top="0.25cm" fo:margin-bottom="0.25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74"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76" style:family="paragraph" style:parent-style-name="Text_20_body">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officeooo:paragraph-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P77" style:family="paragraph" style:parent-style-name="Standard">
      <style:paragraph-properties fo:margin-left="0cm" fo:margin-right="0cm" fo:margin-top="0.302cm" fo:margin-bottom="0.302cm" style:contextual-spacing="false" fo:line-height="100%"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78" style:family="paragraph" style:parent-style-name="Standard" style:master-page-name="">
      <style:paragraph-properties fo:margin-left="0cm" fo:margin-right="0cm" fo:margin-top="0cm" fo:margin-bottom="0cm" style:contextual-spacing="false" fo:line-height="100%"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79" style:family="paragraph" style:parent-style-name="Standard" style:master-page-name="">
      <style:paragraph-properties fo:margin-left="0cm" fo:margin-right="0cm" fo:margin-top="0cm" fo:margin-bottom="0cm" style:contextual-spacing="false"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8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81" style:family="paragraph" style:parent-style-name="Standard">
      <style:paragraph-properties fo:margin-left="0cm" fo:margin-right="0cm" fo:margin-top="0.302cm" fo:margin-bottom="0.302cm" style:contextual-spacing="false"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82" style:family="paragraph" style:parent-style-name="Standard">
      <style:paragraph-properties fo:text-align="start" style:justify-single-word="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83" style:family="paragraph" style:parent-style-name="Text_20_body">
      <style:paragraph-properties fo:margin-left="0cm" fo:margin-right="0cm" fo:margin-top="0.25cm" fo:margin-bottom="0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84" style:family="paragraph" style:parent-style-name="Text_20_body">
      <style:paragraph-properties fo:margin-left="0cm" fo:margin-right="0cm" fo:margin-top="0.101cm" fo:margin-bottom="0.101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85" style:family="paragraph" style:parent-style-name="Text_20_body">
      <style:paragraph-properties fo:margin-left="0cm" fo:margin-right="0cm"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86" style:family="paragraph" style:parent-style-name="Text_20_body">
      <loext:graphic-properties draw:fill-hatch-name="hatch"/>
      <style:paragraph-properties fo:margin-left="0cm" fo:margin-right="0cm" fo:margin-top="0.25cm" fo:margin-bottom="0.25cm" style:contextual-spacing="true"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87" style:family="paragraph" style:parent-style-name="Text_20_body" style:master-page-name="">
      <loext:graphic-properties draw:fill-hatch-name="hatch"/>
      <style:paragraph-properties fo:margin-left="0cm" fo:margin-right="0cm" fo:text-indent="0cm" style:auto-text-indent="false" style:page-number="auto">
        <style:tab-stops/>
      </style:paragraph-properties>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88" style:family="paragraph" style:parent-style-name="Text_20_body">
      <style:text-properties officeooo:rsid="01283722" officeooo:paragraph-rsid="01283722"/>
    </style:style>
    <style:style style:name="P89" style:family="paragraph" style:parent-style-name="Text_20_body">
      <style:text-properties officeooo:rsid="012be1c0" officeooo:paragraph-rsid="012be1c0"/>
    </style:style>
    <style:style style:name="P90" style:family="paragraph" style:parent-style-name="Text_20_body" style:master-page-name="">
      <style:paragraph-properties fo:margin-top="0cm" fo:margin-bottom="0cm" style:contextual-spacing="true" style:page-number="auto"/>
      <style:text-properties officeooo:rsid="012be1c0" officeooo:paragraph-rsid="012be1c0"/>
    </style:style>
    <style:style style:name="P91" style:family="paragraph" style:parent-style-name="Text_20_body">
      <style:paragraph-properties fo:margin-top="0cm" fo:margin-bottom="0cm" style:contextual-spacing="true"/>
      <style:text-properties officeooo:rsid="012be1c0" officeooo:paragraph-rsid="012be1c0"/>
    </style:style>
    <style:style style:name="P92" style:family="paragraph" style:parent-style-name="Standard">
      <style:paragraph-properties fo:margin-top="0.302cm" fo:margin-bottom="0.302cm" style:contextual-spacing="false" fo:text-align="center" style:justify-single-word="false"/>
      <style:text-properties officeooo:rsid="00366598" officeooo:paragraph-rsid="00a91e3a" style:font-size-asian="14pt"/>
    </style:style>
    <style:style style:name="P93" style:family="paragraph" style:parent-style-name="Standard">
      <style:paragraph-properties fo:text-align="center" style:justify-single-word="false">
        <style:tab-stops/>
      </style:paragraph-properties>
      <style:text-properties fo:language="ru" fo:country="RU" officeooo:paragraph-rsid="00ea3bc3" style:letter-kerning="false" style:font-name-asian="Times New Roman3" style:language-asian="en" style:country-asian="US" style:font-name-complex="Times New Roman3" style:language-complex="ar" style:country-complex="SA"/>
    </style:style>
    <style:style style:name="P94" style:family="paragraph" style:parent-style-name="Text_20_body" style:master-page-name="">
      <loext:graphic-properties draw:fill="none" draw:fill-color="#729fcf"/>
      <style:paragraph-properties fo:margin-left="0cm" fo:margin-right="0cm" fo:margin-top="0.905cm" fo:margin-bottom="0.905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95"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96"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97"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98" style:family="paragraph" style:parent-style-name="Text_20_body" style:master-pag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99" style:family="paragraph" style:parent-style-name="Text_20_body">
      <loext:graphic-properties draw:fill="none" draw:fill-color="#729fcf"/>
      <style:paragraph-properties fo:margin-left="0cm" fo:margin-right="0cm" fo:margin-top="0.753cm" fo:margin-bottom="0.503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100" style:family="paragraph" style:parent-style-name="Text_20_body">
      <style:paragraph-properties fo:margin-top="0cm" fo:margin-bottom="0cm" style:contextual-spacing="true"/>
      <style:text-properties officeooo:rsid="012e61eb" officeooo:paragraph-rsid="012e61eb"/>
    </style:style>
    <style:style style:name="P101" style:family="paragraph" style:parent-style-name="Text_20_body">
      <style:text-properties officeooo:paragraph-rsid="0142b432"/>
    </style:style>
    <style:style style:name="P102" style:family="paragraph" style:parent-style-name="Text_20_body">
      <style:paragraph-properties fo:margin-top="0cm" fo:margin-bottom="0cm" style:contextual-spacing="true"/>
      <style:text-properties officeooo:paragraph-rsid="0142b432"/>
    </style:style>
    <style:style style:name="P103" style:family="paragraph" style:parent-style-name="Text_20_body">
      <style:text-properties officeooo:rsid="00dbd5f9" officeooo:paragraph-rsid="00dbd5f9"/>
    </style:style>
    <style:style style:name="P104" style:family="paragraph" style:parent-style-name="Text_20_body">
      <style:text-properties officeooo:rsid="0126c872" officeooo:paragraph-rsid="0126c872"/>
    </style:style>
    <style:style style:name="P105" style:family="paragraph" style:parent-style-name="Text_20_body">
      <style:paragraph-properties fo:margin-top="0.552cm" fo:margin-bottom="0.302cm" style:contextual-spacing="true"/>
      <style:text-properties officeooo:rsid="0126c872" officeooo:paragraph-rsid="0126c872"/>
    </style:style>
    <style:style style:name="P106"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e8b3f5" fo:hyphenate="true" fo:hyphenation-remain-char-count="2" fo:hyphenation-push-char-count="2" loext:hyphenation-no-caps="false" loext:hyphenation-no-last-word="false" loext:hyphenation-word-char-count="5" loext:hyphenation-zone="no-limit"/>
    </style:style>
    <style:style style:name="P107" style:family="paragraph" style:parent-style-name="Text_20_body">
      <style:paragraph-properties fo:margin-top="0cm" fo:margin-bottom="0cm" style:contextual-spacing="true"/>
      <style:text-properties officeooo:paragraph-rsid="00dbd5f9"/>
    </style:style>
    <style:style style:name="P108" style:family="paragraph" style:parent-style-name="Text_20_body">
      <style:paragraph-properties fo:margin-top="0.15cm" fo:margin-bottom="0.101cm" style:contextual-spacing="true"/>
      <style:text-properties officeooo:paragraph-rsid="00dbd5f9"/>
    </style:style>
    <style:style style:name="P109" style:family="paragraph" style:parent-style-name="Text_20_body">
      <style:text-properties officeooo:paragraph-rsid="012587a4"/>
    </style:style>
    <style:style style:name="P110" style:family="paragraph" style:parent-style-name="Table_20_Contents">
      <style:paragraph-properties fo:margin-top="0.302cm" fo:margin-bottom="0.302cm" style:contextual-spacing="false" fo:text-align="end" style:justify-single-word="false"/>
      <style:text-properties officeooo:rsid="0120fa7a" officeooo:paragraph-rsid="0120fa7a"/>
    </style:style>
    <style:style style:name="P111" style:family="paragraph" style:parent-style-name="Text_20_body">
      <style:paragraph-properties fo:margin-top="0.452cm" fo:margin-bottom="0.201cm" style:contextual-spacing="true"/>
    </style:style>
    <style:style style:name="P112" style:family="paragraph" style:parent-style-name="Text_20_body">
      <style:paragraph-properties fo:margin-top="0cm" fo:margin-bottom="0cm" style:contextual-spacing="true"/>
      <style:text-properties officeooo:paragraph-rsid="01722688"/>
    </style:style>
    <style:style style:name="P113" style:family="paragraph" style:parent-style-name="Text_20_body">
      <style:paragraph-properties fo:margin-top="0cm" fo:margin-bottom="0cm" style:contextual-spacing="true"/>
      <style:text-properties officeooo:rsid="0159f1af" officeooo:paragraph-rsid="015acebc"/>
    </style:style>
    <style:style style:name="P114" style:family="paragraph" style:parent-style-name="Standard">
      <style:paragraph-properties fo:margin-left="0cm" fo:margin-right="0cm" fo:line-height="150%" fo:text-align="center" style:justify-single-word="false" fo:text-indent="0cm" style:auto-text-indent="false"/>
      <style:text-properties officeooo:paragraph-rsid="0172b1a6"/>
    </style:style>
    <style:style style:name="P115" style:family="paragraph" style:parent-style-name="Contents_20_1">
      <style:paragraph-properties>
        <style:tab-stops>
          <style:tab-stop style:position="16.499cm" style:type="right" style:leader-style="dotted" style:leader-text="."/>
        </style:tab-stops>
      </style:paragraph-properties>
    </style:style>
    <style:style style:name="P116" style:family="paragraph" style:parent-style-name="Contents_20_1">
      <style:paragraph-properties fo:text-align="start" style:justify-single-word="false">
        <style:tab-stops>
          <style:tab-stop style:position="16.499cm" style:type="right" style:leader-style="dotted" style:leader-text="."/>
        </style:tab-stops>
      </style:paragraph-properties>
    </style:style>
    <style:style style:name="P117" style:family="paragraph" style:parent-style-name="Contents_20_1" style:master-page-name="">
      <loext:graphic-properties draw:fill="none"/>
      <style:paragraph-properties fo:margin-left="3.401cm" fo:margin-right="0cm" fo:margin-top="0.423cm" fo:margin-bottom="0.212cm" style:contextual-spacing="false" fo:text-align="start" style:justify-single-word="false" fo:orphans="0" fo:widows="0" fo:hyphenation-ladder-count="no-limit" fo:text-indent="-3.401cm" style:auto-text-indent="false" style:page-number="auto" fo:background-color="transparent" style:writing-mode="lr-tb">
        <style:tab-stops>
          <style:tab-stop style:position="16.499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8" style:family="paragraph" style:parent-style-name="Contents_20_2">
      <style:paragraph-properties>
        <style:tab-stops>
          <style:tab-stop style:position="16.499cm" style:type="right" style:leader-style="dotted" style:leader-text="."/>
        </style:tab-stops>
      </style:paragraph-properties>
    </style:style>
    <style:style style:name="P119" style:family="paragraph" style:parent-style-name="Contents_20_Heading" style:master-page-name="Standard">
      <style:paragraph-properties style:page-number="auto" fo:break-before="page"/>
      <style:text-properties fo:color="#000000" loext:opacity="100%"/>
    </style:style>
    <style:style style:name="P120" style:family="paragraph" style:parent-style-name="Contents_20_Heading" style:master-page-name="Standard">
      <style:paragraph-properties style:page-number="auto" fo:break-before="page"/>
    </style:style>
    <style:style style:name="P121" style:family="paragraph" style:parent-style-name="Heading_20_1">
      <style:paragraph-properties fo:margin-top="0.418cm" fo:margin-bottom="0.302cm" style:contextual-spacing="false"/>
      <style:text-properties fo:font-size="14pt" style:font-size-asian="14pt" style:font-size-complex="14pt"/>
    </style:style>
    <style:style style:name="P122" style:family="paragraph" style:parent-style-name="Heading_20_1" style:list-style-name="" style:master-page-name="">
      <loext:graphic-properties draw:fill="none"/>
      <style:paragraph-properties fo:margin-left="0cm" fo:margin-right="0cm" fo:margin-top="0.418cm" fo:margin-bottom="0.302cm" style:contextual-spacing="false"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23"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text-properties officeooo:paragraph-rsid="01746ade"/>
    </style:style>
    <style:style style:name="P12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officeooo:rsid="01327db4" officeooo:paragraph-rsid="00fe0242"/>
    </style:style>
    <style:style style:name="P125" style:family="paragraph" style:parent-style-name="Heading_20_1">
      <style:paragraph-properties fo:margin-top="0.519cm" fo:margin-bottom="0.402cm" style:contextual-spacing="false" fo:break-before="page"/>
      <style:text-properties style:font-name="Times New Roman1" fo:font-size="14pt" fo:font-weight="bold" style:font-size-asian="14pt" style:font-weight-asian="bold" style:font-size-complex="14pt" style:font-weight-complex="bold"/>
    </style:style>
    <style:style style:name="P126" style:family="paragraph" style:parent-style-name="Heading_20_2">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7" style:family="paragraph" style:parent-style-name="List_20_Paragraph" style:list-style-name="WWNum1">
      <style:paragraph-properties fo:margin-left="1.251cm" fo:margin-right="0.004cm" fo:margin-top="0.095cm" fo:margin-bottom="0cm" style:contextual-spacing="false" fo:line-height="150%" fo:text-align="justify" style:justify-single-word="false" fo:text-indent="0cm" style:auto-text-indent="false">
        <style:tab-stops>
          <style:tab-stop style:position="1.752cm"/>
        </style:tab-stops>
      </style:paragraph-properties>
      <style:text-properties officeooo:paragraph-rsid="0172b1a6"/>
    </style:style>
    <style:style style:name="P128" style:family="paragraph" style:parent-style-name="List_20_Paragraph" style:list-style-name="WWNum1" style:master-page-name="">
      <loext:graphic-properties draw:fill="none" draw:fill-gradient-name="Gradient_20_1" draw:fill-hatch-name="hatch"/>
      <style:paragraph-properties fo:margin-left="0cm" fo:margin-right="0cm" fo:margin-top="0.095cm" fo:margin-bottom="0cm" style:contextual-spacing="false" fo:line-height="150%" fo:text-align="justify" style:justify-single-word="false" fo:orphans="0" fo:widows="0" fo:hyphenation-ladder-count="no-limit" fo:text-indent="1.251cm" style:auto-text-indent="false" style:page-number="auto" fo:background-color="transparent" style:writing-mode="lr-tb">
        <style:tab-stops>
          <style:tab-stop style:position="1.752cm"/>
        </style:tab-stops>
      </style:paragraph-properties>
      <style:text-properties officeooo:paragraph-rsid="0172b1a6" fo:hyphenate="false" fo:hyphenation-remain-char-count="2" fo:hyphenation-push-char-count="2" loext:hyphenation-no-caps="false" loext:hyphenation-no-last-word="false" loext:hyphenation-word-char-count="5" loext:hyphenation-zone="no-limit"/>
    </style:style>
    <style:style style:name="P129" style:family="paragraph" style:parent-style-name="Numbering_20_1">
      <style:text-properties officeooo:paragraph-rsid="01528f7e"/>
    </style:style>
    <style:style style:name="P130" style:family="paragraph" style:parent-style-name="Numbering_20_1">
      <style:text-properties fo:font-size="14pt" fo:font-weight="normal" officeooo:rsid="00b400e6" officeooo:paragraph-rsid="01528f7e" style:font-size-asian="14pt" style:font-weight-asian="normal" style:font-size-complex="14pt" style:font-weight-complex="normal"/>
    </style:style>
    <style:style style:name="P131" style:family="paragraph" style:parent-style-name="Numbering_20_1">
      <style:text-properties fo:font-size="14pt" fo:font-weight="normal" officeooo:rsid="00b486ec" officeooo:paragraph-rsid="01528f7e" style:font-size-asian="14pt" style:font-weight-asian="normal" style:font-size-complex="14pt" style:font-weight-complex="normal"/>
    </style:style>
    <style:style style:name="P132" style:family="paragraph" style:parent-style-name="Numbering_20_1">
      <style:text-properties officeooo:paragraph-rsid="0155dfbd"/>
    </style:style>
    <style:style style:name="P133" style:family="paragraph" style:parent-style-name="Numbering_20_1">
      <style:text-properties officeooo:rsid="012be1c0" officeooo:paragraph-rsid="0155dfbd"/>
    </style:style>
    <style:style style:name="P134" style:family="paragraph" style:parent-style-name="Numbering_20_2">
      <style:text-properties officeooo:paragraph-rsid="01722688"/>
    </style:style>
    <style:style style:name="P135" style:family="paragraph" style:parent-style-name="Numbering_20_3">
      <style:paragraph-properties>
        <style:tab-stops>
          <style:tab-stop style:position="1.75cm"/>
        </style:tab-stops>
      </style:paragraph-properties>
      <style:text-properties officeooo:paragraph-rsid="015dabd6"/>
    </style:style>
    <style:style style:name="P136" style:family="paragraph" style:parent-style-name="Numbering_20_4">
      <style:text-properties officeooo:paragraph-rsid="015dabd6"/>
    </style:style>
    <style:style style:name="P137" style:family="paragraph" style:parent-style-name="Text_20_body" style:master-page-name="First_20_Page">
      <style:paragraph-properties fo:margin-left="0cm" fo:margin-right="-0.004cm" fo:margin-top="0.118cm" fo:margin-bottom="0cm" style:contextual-spacing="false" fo:text-align="center" style:justify-single-word="false" fo:text-indent="0cm" style:auto-text-indent="false" style:page-number="auto"/>
      <style:text-properties officeooo:paragraph-rsid="00c752fb"/>
    </style:style>
    <style:style style:name="P138" style:family="paragraph" style:parent-style-name="Text_20_body">
      <style:paragraph-properties fo:margin-left="2.117cm" fo:margin-right="1.884cm" fo:text-align="center" style:justify-single-word="false" fo:text-indent="0cm" style:auto-text-indent="false"/>
      <style:text-properties officeooo:paragraph-rsid="0172b1a6"/>
    </style:style>
    <style:style style:name="P139" style:family="paragraph" style:parent-style-name="Text_20_body">
      <style:paragraph-properties fo:margin-left="0cm" fo:margin-right="0.004cm" fo:margin-top="0.002cm" fo:margin-bottom="0cm" style:contextual-spacing="false" fo:line-height="150%" fo:text-align="justify" style:justify-single-word="false" fo:text-indent="1.251cm" style:auto-text-indent="false"/>
      <style:text-properties officeooo:paragraph-rsid="0172b1a6"/>
    </style:style>
    <style:style style:name="P140" style:family="paragraph" style:parent-style-name="Text_20_body">
      <style:paragraph-properties fo:margin-left="0cm" fo:margin-right="-0.004cm" fo:margin-top="0.653cm" fo:margin-bottom="0.402cm" style:contextual-spacing="true" fo:line-height="150%" fo:text-align="center" style:justify-single-word="false" fo:text-indent="0cm" style:auto-text-indent="false"/>
      <style:text-properties officeooo:rsid="0172b1a6" officeooo:paragraph-rsid="0172b1a6"/>
    </style:style>
    <style:style style:name="P141" style:family="paragraph" style:parent-style-name="Text_20_body" style:master-page-name="">
      <style:paragraph-properties fo:margin-left="9.502cm" fo:margin-right="0cm" fo:margin-top="0.002cm" fo:margin-bottom="0cm" style:contextual-spacing="false" fo:text-indent="0cm" style:auto-text-indent="false" style:page-number="auto">
        <style:tab-stops>
          <style:tab-stop style:position="12.753cm"/>
        </style:tab-stops>
      </style:paragraph-properties>
      <style:text-properties officeooo:paragraph-rsid="0172b1a6"/>
    </style:style>
    <style:style style:name="P142" style:family="paragraph" style:parent-style-name="Text_20_body">
      <style:paragraph-properties fo:margin-left="9.502cm" fo:margin-right="0cm" fo:margin-top="0.335cm" fo:margin-bottom="0cm" style:contextual-spacing="false" fo:text-indent="0cm" style:auto-text-indent="false">
        <style:tab-stops>
          <style:tab-stop style:position="12.753cm"/>
        </style:tab-stops>
      </style:paragraph-properties>
      <style:text-properties officeooo:paragraph-rsid="0172b1a6"/>
    </style:style>
    <style:style style:name="P143" style:family="paragraph" style:parent-style-name="Text_20_body">
      <style:paragraph-properties fo:margin-left="9.502cm" fo:margin-right="0cm" fo:margin-top="0.377cm" fo:margin-bottom="0cm" style:contextual-spacing="false" fo:text-indent="0cm" style:auto-text-indent="false">
        <style:tab-stops>
          <style:tab-stop style:position="12.753cm"/>
          <style:tab-stop style:position="14.002cm"/>
        </style:tab-stops>
      </style:paragraph-properties>
      <style:text-properties officeooo:paragraph-rsid="0172b1a6"/>
    </style:style>
    <style:style style:name="P144" style:family="paragraph" style:parent-style-name="Text_20_body">
      <style:paragraph-properties fo:margin-left="9.502cm" fo:margin-right="0cm" fo:margin-top="0.367cm" fo:margin-bottom="0cm" style:contextual-spacing="false" fo:text-indent="0cm" style:auto-text-indent="false">
        <style:tab-stops>
          <style:tab-stop style:position="11.441cm"/>
          <style:tab-stop style:position="12.753cm"/>
          <style:tab-stop style:position="14.148cm"/>
        </style:tab-stops>
      </style:paragraph-properties>
      <style:text-properties officeooo:paragraph-rsid="0172b1a6"/>
    </style:style>
    <style:style style:name="P145" style:family="paragraph" style:parent-style-name="Text_20_body">
      <style:paragraph-properties fo:margin-left="9.502cm" fo:margin-right="0cm" fo:margin-top="0.39cm" fo:margin-bottom="0cm" style:contextual-spacing="false" fo:text-indent="0cm" style:auto-text-indent="false">
        <style:tab-stops>
          <style:tab-stop style:position="11.441cm"/>
          <style:tab-stop style:position="12.753cm"/>
          <style:tab-stop style:position="14.148cm"/>
        </style:tab-stops>
      </style:paragraph-properties>
      <style:text-properties officeooo:paragraph-rsid="0172b1a6"/>
    </style:style>
    <style:style style:name="P146" style:family="paragraph" style:parent-style-name="Text_20_body">
      <style:paragraph-properties fo:margin-left="9.502cm" fo:margin-right="0cm" fo:margin-top="0.358cm" fo:margin-bottom="0cm" style:contextual-spacing="false" fo:text-indent="0cm" style:auto-text-indent="false">
        <style:tab-stops>
          <style:tab-stop style:position="12.753cm"/>
          <style:tab-stop style:position="13.039cm"/>
        </style:tab-stops>
      </style:paragraph-properties>
      <style:text-properties officeooo:paragraph-rsid="0172b1a6"/>
    </style:style>
    <style:style style:name="P147" style:family="paragraph" style:parent-style-name="Text_20_body">
      <style:paragraph-properties fo:margin-top="0.39cm" fo:margin-bottom="0cm" style:contextual-spacing="false">
        <style:tab-stops>
          <style:tab-stop style:position="11.441cm"/>
          <style:tab-stop style:position="14.148cm"/>
        </style:tab-stops>
      </style:paragraph-properties>
      <style:text-properties officeooo:paragraph-rsid="0172b1a6"/>
    </style:style>
    <style:style style:name="P148" style:family="paragraph" style:parent-style-name="Text_20_body">
      <style:text-properties officeooo:paragraph-rsid="0172b1a6"/>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etter-spacing="-0.002cm"/>
    </style:style>
    <style:style style:name="T7" style:family="text">
      <style:text-properties style:text-underline-style="solid" style:text-underline-width="auto" style:text-underline-color="font-color"/>
    </style:style>
    <style:style style:name="T8" style:family="text">
      <style:text-properties fo:font-size="14pt" style:font-size-asian="14pt"/>
    </style:style>
    <style:style style:name="T9" style:family="text">
      <style:text-properties fo:font-size="14pt" style:font-size-asian="14pt" style:font-size-complex="14pt"/>
    </style:style>
    <style:style style:name="T10" style:family="text">
      <style:text-properties fo:font-size="14pt" officeooo:rsid="00366598" style:font-size-asian="14pt" style:font-size-complex="14pt"/>
    </style:style>
    <style:style style:name="T11" style:family="text">
      <style:text-properties fo:font-size="14pt" officeooo:rsid="007eabfd" style:font-size-asian="14pt" style:font-size-complex="14pt"/>
    </style:style>
    <style:style style:name="T12" style:family="text">
      <style:text-properties fo:font-size="14pt" officeooo:rsid="008a9cc3" style:font-size-asian="14pt" style:font-size-complex="14pt"/>
    </style:style>
    <style:style style:name="T13" style:family="text">
      <style:text-properties fo:font-size="14pt" officeooo:rsid="01000172" style:font-size-asian="14pt" style:font-size-complex="14pt"/>
    </style:style>
    <style:style style:name="T14" style:family="text">
      <style:text-properties fo:font-size="14pt" officeooo:rsid="0142b432" style:font-size-asian="14pt" style:font-size-complex="14pt"/>
    </style:style>
    <style:style style:name="T15" style:family="text">
      <style:text-properties fo:font-size="14pt" officeooo:rsid="014407d9" style:font-size-asian="14pt" style:font-size-complex="14pt"/>
    </style:style>
    <style:style style:name="T16" style:family="text">
      <style:text-properties fo:font-size="14pt" officeooo:rsid="01452708" style:font-size-asian="14pt" style:font-size-complex="14pt"/>
    </style:style>
    <style:style style:name="T17" style:family="text">
      <style:text-properties fo:font-size="14pt" officeooo:rsid="0172b1a6" style:font-size-asian="14pt" style:font-size-complex="14pt"/>
    </style:style>
    <style:style style:name="T18" style:family="text">
      <style:text-properties fo:font-size="14pt" officeooo:rsid="01746ade" style:font-size-asian="14pt" style:font-size-complex="14pt"/>
    </style:style>
    <style:style style:name="T19" style:family="text">
      <style:text-properties fo:font-size="14pt" officeooo:rsid="0175c8e7" style:font-size-asian="14pt" style:font-size-complex="14pt"/>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fo:font-weight="bold" officeooo:rsid="0103f001" style:font-size-asian="14pt" style:font-weight-asian="bold" style:font-size-complex="14pt" style:font-weight-complex="bold"/>
    </style:style>
    <style:style style:name="T22" style:family="text">
      <style:text-properties fo:font-size="14pt" fo:font-weight="bold" officeooo:rsid="0136ada8" style:font-size-asian="14pt" style:font-weight-asian="bold" style:font-size-complex="14pt" style:font-weight-complex="bold"/>
    </style:style>
    <style:style style:name="T23" style:family="text">
      <style:text-properties fo:font-size="14pt" fo:letter-spacing="-0.002cm" fo:font-weight="bold" style:font-size-asian="14pt" style:font-weight-asian="bold" style:font-size-complex="14pt" style:font-weight-complex="bold" style:text-scale="95%"/>
    </style:style>
    <style:style style:name="T24" style:family="text">
      <style:text-properties fo:font-size="14pt" fo:font-weight="normal" officeooo:rsid="00b400e6" style:font-size-asian="14pt" style:font-weight-asian="normal" style:font-size-complex="14pt" style:font-weight-complex="normal"/>
    </style:style>
    <style:style style:name="T25" style:family="text">
      <style:text-properties fo:font-size="14pt" fo:font-weight="normal" officeooo:rsid="00b486ec" style:font-size-asian="14pt" style:font-weight-asian="normal" style:font-size-complex="14pt" style:font-weight-complex="normal"/>
    </style:style>
    <style:style style:name="T26" style:family="text">
      <style:text-properties fo:font-size="14pt" fo:font-weight="normal" officeooo:rsid="00b6829e" style:font-size-asian="14pt" style:font-weight-asian="normal" style:font-size-complex="14pt" style:font-weight-complex="normal"/>
    </style:style>
    <style:style style:name="T27" style:family="text">
      <style:text-properties fo:font-size="14pt" fo:font-weight="normal" officeooo:rsid="00b7c27f" style:font-size-asian="14pt" style:font-weight-asian="normal" style:font-size-complex="14pt" style:font-weight-complex="normal"/>
    </style:style>
    <style:style style:name="T28" style:family="text">
      <style:text-properties fo:font-weight="bold" style:font-weight-asian="bold"/>
    </style:style>
    <style:style style:name="T29" style:family="text">
      <style:text-properties fo:color="#000000" loext:opacity="100%" fo:font-size="14pt" fo:font-weight="normal" style:font-size-asian="14pt" style:font-weight-asian="normal" style:font-size-complex="14pt" style:font-weight-complex="normal"/>
    </style:style>
    <style:style style:name="T30" style:family="text">
      <style:text-properties fo:color="#000000" loext:opacity="100%" fo:font-size="14pt" fo:font-weight="normal" officeooo:rsid="0056e7dd" style:font-size-asian="14pt" style:font-weight-asian="normal" style:font-size-complex="14pt" style:font-weight-complex="normal"/>
    </style:style>
    <style:style style:name="T31" style:family="text">
      <style:text-properties fo:color="#000000" loext:opacity="100%" fo:font-size="14pt" fo:font-weight="normal" officeooo:rsid="007c8b92" style:font-size-asian="14pt" style:font-weight-asian="normal" style:font-size-complex="14pt" style:font-weight-complex="normal"/>
    </style:style>
    <style:style style:name="T32" style:family="text">
      <style:text-properties fo:color="#000000" loext:opacity="100%" fo:font-size="14pt" fo:font-weight="normal" officeooo:rsid="009c3b19" style:font-size-asian="14pt" style:font-weight-asian="normal" style:font-size-complex="14pt" style:font-weight-complex="normal"/>
    </style:style>
    <style:style style:name="T33" style:family="text">
      <style:text-properties fo:color="#000000" loext:opacity="100%" fo:font-size="14pt" fo:font-weight="normal" officeooo:rsid="00b7f398" style:font-size-asian="14pt" style:font-weight-asian="normal" style:font-size-complex="14pt" style:font-weight-complex="normal"/>
    </style:style>
    <style:style style:name="T34" style:family="text">
      <style:text-properties fo:color="#000000" loext:opacity="100%" fo:font-size="14pt" fo:font-weight="normal" officeooo:rsid="012587a4" style:font-size-asian="14pt" style:font-weight-asian="normal" style:font-size-complex="14pt" style:font-weight-complex="normal"/>
    </style:style>
    <style:style style:name="T35" style:family="text">
      <style:text-properties fo:color="#000000" loext:opacity="100%" fo:font-size="14pt" fo:font-weight="normal" officeooo:rsid="0149ea1c" style:font-size-asian="14pt" style:font-weight-asian="normal" style:font-size-complex="14pt" style:font-weight-complex="normal"/>
    </style:style>
    <style:style style:name="T36" style:family="text">
      <style:text-properties fo:color="#000000" loext:opacity="100%" fo:font-size="14pt" fo:font-weight="normal" fo:background-color="transparent" loext:char-shading-value="0" style:font-size-asian="14pt" style:font-weight-asian="normal" style:font-size-complex="14pt" style:font-weight-complex="normal"/>
    </style:style>
    <style:style style:name="T37" style:family="text">
      <style:text-properties fo:color="#000000" loext:opacity="100%" fo:font-size="14pt" fo:font-weight="normal" officeooo:rsid="012587a4" fo:background-color="transparent" loext:char-shading-value="0" style:font-size-asian="14pt" style:font-weight-asian="normal" style:font-size-complex="14pt" style:font-weight-complex="normal"/>
    </style:style>
    <style:style style:name="T38" style:family="text">
      <style:text-properties fo:color="#000000" loext:opacity="100%" fo:font-size="14pt" fo:font-weight="normal" officeooo:rsid="01481d79" fo:background-color="transparent" loext:char-shading-value="0" style:font-size-asian="14pt" style:font-weight-asian="normal" style:font-size-complex="14pt" style:font-weight-complex="normal"/>
    </style:style>
    <style:style style:name="T39" style:family="text">
      <style:text-properties fo:color="#000000" loext:opacity="100%" fo:font-size="14pt" fo:font-weight="normal" officeooo:rsid="014cf69c" fo:background-color="transparent" loext:char-shading-value="0" style:font-size-asian="14pt" style:font-weight-asian="normal" style:font-size-complex="14pt" style:font-weight-complex="normal"/>
    </style:style>
    <style:style style:name="T40" style:family="text">
      <style:text-properties fo:color="#000000" loext:opacity="100%" fo:font-size="14pt" fo:font-weight="normal" officeooo:rsid="0105d16e" fo:background-color="transparent" loext:char-shading-value="0" style:font-size-asian="14pt" style:font-weight-asian="normal" style:font-size-complex="14pt" style:font-weight-complex="normal"/>
    </style:style>
    <style:style style:name="T41" style:family="text">
      <style:text-properties fo:color="#000000" loext:opacity="100%" fo:font-size="14pt" fo:font-weight="normal" officeooo:rsid="0081c50d" fo:background-color="transparent" loext:char-shading-value="0" style:font-size-asian="14pt" style:font-weight-asian="normal" style:font-size-complex="14pt" style:font-weight-complex="normal"/>
    </style:style>
    <style:style style:name="T42" style:family="text">
      <style:text-properties fo:color="#000000" loext:opacity="100%" fo:font-size="14pt" fo:font-weight="normal" officeooo:rsid="014904bd" fo:background-color="transparent" loext:char-shading-value="0" style:font-size-asian="14pt" style:font-weight-asian="normal" style:font-size-complex="14pt" style:font-weight-complex="normal"/>
    </style:style>
    <style:style style:name="T43" style:family="text">
      <style:text-properties fo:color="#000000" loext:opacity="100%" fo:font-size="14pt" fo:font-weight="normal" officeooo:rsid="00530daf" fo:background-color="transparent" loext:char-shading-value="0" style:font-size-asian="14pt" style:font-weight-asian="normal" style:font-size-complex="14pt" style:font-weight-complex="normal"/>
    </style:style>
    <style:style style:name="T44" style:family="text">
      <style:text-properties fo:color="#000000" loext:opacity="100%" fo:font-size="14pt" fo:font-weight="normal" officeooo:rsid="00546402" fo:background-color="transparent" loext:char-shading-value="0" style:font-size-asian="14pt" style:font-weight-asian="normal" style:font-size-complex="14pt" style:font-weight-complex="normal"/>
    </style:style>
    <style:style style:name="T45" style:family="text">
      <style:text-properties fo:color="#000000" loext:opacity="100%" fo:font-size="14pt" fo:font-weight="normal" officeooo:rsid="0056e7dd" fo:background-color="transparent" loext:char-shading-value="0" style:font-size-asian="14pt" style:font-weight-asian="normal" style:font-size-complex="14pt" style:font-weight-complex="normal"/>
    </style:style>
    <style:style style:name="T46" style:family="text">
      <style:text-properties fo:color="#000000" loext:opacity="100%" fo:font-size="14pt" fo:font-weight="normal" officeooo:rsid="00598027" fo:background-color="transparent" loext:char-shading-value="0" style:font-size-asian="14pt" style:font-weight-asian="normal" style:font-size-complex="14pt" style:font-weight-complex="normal"/>
    </style:style>
    <style:style style:name="T47" style:family="text">
      <style:text-properties fo:color="#000000" loext:opacity="100%" fo:font-size="14pt" fo:font-weight="normal" officeooo:rsid="0149ea1c" fo:background-color="transparent" loext:char-shading-value="0" style:font-size-asian="14pt" style:font-weight-asian="normal" style:font-size-complex="14pt" style:font-weight-complex="normal"/>
    </style:style>
    <style:style style:name="T48" style:family="text">
      <style:text-properties fo:color="#000000" loext:opacity="100%" fo:font-size="14pt" fo:font-weight="normal" officeooo:rsid="005d49db" fo:background-color="transparent" loext:char-shading-value="0" style:font-size-asian="14pt" style:font-weight-asian="normal" style:font-size-complex="14pt" style:font-weight-complex="normal"/>
    </style:style>
    <style:style style:name="T49" style:family="text">
      <style:text-properties fo:color="#000000" loext:opacity="100%" fo:font-size="14pt" fo:font-weight="normal" officeooo:rsid="007c8b92" fo:background-color="transparent" loext:char-shading-value="0" style:font-size-asian="14pt" style:font-weight-asian="normal" style:font-size-complex="14pt" style:font-weight-complex="normal"/>
    </style:style>
    <style:style style:name="T50" style:family="text">
      <style:text-properties fo:color="#000000" loext:opacity="100%" fo:font-size="14pt" fo:font-weight="normal" officeooo:rsid="00870a24" fo:background-color="transparent" loext:char-shading-value="0" style:font-size-asian="14pt" style:font-weight-asian="normal" style:font-size-complex="14pt" style:font-weight-complex="normal"/>
    </style:style>
    <style:style style:name="T51" style:family="text">
      <style:text-properties fo:color="#000000" loext:opacity="100%" fo:font-size="14pt" fo:font-weight="normal" officeooo:rsid="015e4b62" fo:background-color="transparent" loext:char-shading-value="0" style:font-size-asian="14pt" style:font-weight-asian="normal" style:font-size-complex="14pt" style:font-weight-complex="normal"/>
    </style:style>
    <style:style style:name="T52"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53" style:family="text">
      <style:text-properties fo:color="#000000" loext:opacity="100%" fo:font-size="14pt" style:text-underline-style="none" fo:font-weight="normal" fo:background-color="transparent" loext:char-shading-value="0" style:font-size-asian="14pt" style:font-weight-asian="normal" style:font-size-complex="14pt" style:font-weight-complex="normal"/>
    </style:style>
    <style:style style:name="T54" style:family="text">
      <style:text-properties fo:color="#000000" loext:opacity="100%" fo:font-size="14pt" style:text-underline-style="none" fo:font-weight="normal" officeooo:rsid="012587a4" fo:background-color="transparent" loext:char-shading-value="0" style:font-size-asian="14pt" style:font-weight-asian="normal" style:font-size-complex="14pt" style:font-weight-complex="normal"/>
    </style:style>
    <style:style style:name="T55" style:family="text">
      <style:text-properties fo:color="#000000" loext:opacity="100%" fo:font-size="14pt" style:text-underline-style="none" fo:font-weight="normal" officeooo:rsid="0105d16e" fo:background-color="transparent" loext:char-shading-value="0" style:font-size-asian="14pt" style:font-weight-asian="normal" style:font-size-complex="14pt" style:font-weight-complex="normal"/>
    </style:style>
    <style:style style:name="T56" style:family="text">
      <style:text-properties fo:color="#000000" loext:opacity="100%" fo:font-size="14pt" style:text-underline-style="none" fo:font-weight="normal" officeooo:rsid="007c8b92" fo:background-color="transparent" loext:char-shading-value="0" style:font-size-asian="14pt" style:font-weight-asian="normal" style:font-size-complex="14pt" style:font-weight-complex="normal"/>
    </style:style>
    <style:style style:name="T57" style:family="text">
      <style:text-properties fo:color="#000000" loext:opacity="100%" fo:font-weight="normal" fo:background-color="transparent" loext:char-shading-value="0" style:font-weight-asian="normal" style:font-weight-complex="normal"/>
    </style:style>
    <style:style style:name="T58" style:family="text">
      <style:text-properties fo:color="#000000" loext:opacity="100%" fo:font-weight="normal" officeooo:rsid="012587a4" fo:background-color="transparent" loext:char-shading-value="0" style:font-weight-asian="normal" style:font-weight-complex="normal"/>
    </style:style>
    <style:style style:name="T59"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00e6"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60"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c131a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61"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6829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62"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7c27f"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63"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86e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64"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a254f6"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emphasize="none" style:text-overline-style="none" style:text-overline-color="font-color"/>
    </style:style>
    <style:style style:name="T65"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style:style>
    <style:style style:name="T66"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style:letter-kerning="false" style:font-name-asian="Calibri1" style:font-size-asian="14pt" style:language-asian="en" style:country-asian="US" style:font-style-asian="normal" style:font-name-complex="Tahoma" style:font-size-complex="13pt" style:language-complex="ar" style:country-complex="SA" style:font-style-complex="normal" style:text-overline-style="none" style:text-overline-color="font-color"/>
    </style:style>
    <style:style style:name="T67"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style:font-size-asian="14pt" style:font-style-asian="normal" style:font-weight-asian="normal" style:font-size-complex="14pt" style:font-style-complex="normal" style:font-weight-complex="normal" style:text-emphasize="none"/>
    </style:style>
    <style:style style:name="T68"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03113" style:font-size-asian="14pt" style:font-style-asian="normal" style:font-weight-asian="normal" style:font-size-complex="14pt" style:font-style-complex="normal" style:font-weight-complex="normal" style:text-emphasize="none"/>
    </style:style>
    <style:style style:name="T69"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3f001" style:font-size-asian="14pt" style:font-style-asian="normal" style:font-weight-asian="normal" style:font-size-complex="14pt" style:font-style-complex="normal" style:font-weight-complex="normal" style:text-emphasize="none"/>
    </style:style>
    <style:style style:name="T70"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71"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bddf8"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72"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cd30c"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73"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c131ae"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74"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2021a"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75"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76"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c2f27"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77"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1018b4d"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78"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176ec1d"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79"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400e6"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80" style:family="text">
      <style:text-properties fo:color="#000000" loext:opacity="100%" style:text-outline="false" style:text-line-through-style="none" style:text-line-through-type="none" style:text-position="sub 58%"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81" style:family="text">
      <style:text-properties fo:color="#000000" loext:opacity="100%" style:text-outline="false" style:text-line-through-style="none" style:text-line-through-type="none" style:text-position="sub 58%" style:font-name="Liberation Serif" fo:font-size="14pt" fo:language="ru" fo:country="RU" fo:font-style="normal" fo:text-shadow="none" style:text-underline-style="none" fo:font-weight="normal" officeooo:rsid="00bf73a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82" style:family="text">
      <style:text-properties fo:color="#000000" loext:opacity="100%" style:text-outline="false" style:text-line-through-style="none" style:text-line-through-type="none" style:font-name="Times New Roman1" fo:language="ru" fo:country="RU" fo:font-style="normal" fo:text-shadow="none" style:text-underline-style="none" fo:font-weight="bold" style:letter-kerning="false" style:font-name-asian="Calibri1" style:language-asian="en" style:country-asian="US" style:font-style-asian="normal" style:font-weight-asian="bold" style:font-name-complex="Tahoma" style:language-complex="ar" style:country-complex="SA" style:font-style-complex="normal" style:font-weight-complex="bold" style:text-overline-style="none" style:text-overline-color="font-color"/>
    </style:style>
    <style:style style:name="T83" style:family="text">
      <style:text-properties fo:color="#000000" loext:opacity="100%" style:text-outline="false" style:text-line-through-style="none" style:text-line-through-type="none" fo:font-size="14pt" fo:language="ru" fo:country="RU" fo:font-style="normal" fo:text-shadow="none" style:text-underline-style="none" style:letter-kerning="false" style:font-name-asian="Calibri1" style:font-size-asian="14pt" style:language-asian="en" style:country-asian="US" style:font-style-asian="normal" style:font-name-complex="Tahoma" style:font-size-complex="13pt" style:language-complex="ar" style:country-complex="SA" style:font-style-complex="normal" style:text-overline-style="none" style:text-overline-color="font-color"/>
    </style:style>
    <style:style style:name="T84" style:family="text">
      <style:text-properties fo:color="#000000" loext:opacity="100%" style:text-outline="false" style:text-line-through-style="none" style:text-line-through-type="none" fo:language="ru" fo:country="RU" fo:font-style="normal" fo:text-shadow="none" style:text-underline-style="none" style:letter-kerning="false" style:font-name-asian="Calibri1" style:language-asian="en" style:country-asian="US" style:font-style-asian="normal" style:font-name-complex="Tahoma" style:language-complex="ar" style:country-complex="SA" style:font-style-complex="normal" style:text-overline-style="none" style:text-overline-color="font-color"/>
    </style:style>
    <style:style style:name="T85" style:family="text">
      <style:text-properties fo:font-weight="normal" fo:background-color="transparent" loext:char-shading-value="0" style:font-weight-asian="normal" style:font-weight-complex="normal"/>
    </style:style>
    <style:style style:name="T86" style:family="text">
      <style:text-properties fo:color="#111111" loext:opacity="100%" fo:font-size="14pt" fo:language="en" fo:country="US" style:text-underline-style="none" fo:font-weight="normal" officeooo:rsid="0105d16e" fo:background-color="transparent" loext:char-shading-value="0" style:font-size-asian="14pt" style:font-weight-asian="normal" style:font-size-complex="14pt" style:font-weight-complex="normal"/>
    </style:style>
    <style:style style:name="T87" style:family="text">
      <style:text-properties fo:color="#111111" loext:opacity="100%" fo:font-size="14pt" fo:language="en" fo:country="US" style:text-underline-style="none" fo:font-weight="normal" officeooo:rsid="012587a4" fo:background-color="transparent" loext:char-shading-value="0" style:font-size-asian="14pt" style:font-weight-asian="normal" style:font-size-complex="14pt" style:font-weight-complex="normal"/>
    </style:style>
    <style:style style:name="T88" style:family="text">
      <style:text-properties fo:color="#111111" loext:opacity="100%" fo:font-size="14pt" fo:language="en" fo:country="US" style:text-underline-style="none" fo:font-weight="normal" officeooo:rsid="015e4b62" fo:background-color="transparent" loext:char-shading-value="0" style:font-size-asian="14pt" style:font-weight-asian="normal" style:font-size-complex="14pt" style:font-weight-complex="normal"/>
    </style:style>
    <style:style style:name="T89" style:family="text">
      <style:text-properties fo:color="#111111" loext:opacity="100%" fo:font-size="14pt" style:text-underline-style="none" fo:font-weight="normal" fo:background-color="transparent" loext:char-shading-value="0" style:font-size-asian="14pt" style:font-weight-asian="normal" style:font-size-complex="14pt" style:font-weight-complex="normal"/>
    </style:style>
    <style:style style:name="T90" style:family="text">
      <style:text-properties fo:color="#111111" loext:opacity="100%" fo:font-size="14pt" style:text-underline-style="none" fo:font-weight="normal" officeooo:rsid="012587a4" fo:background-color="transparent" loext:char-shading-value="0" style:font-size-asian="14pt" style:font-weight-asian="normal" style:font-size-complex="14pt" style:font-weight-complex="normal"/>
    </style:style>
    <style:style style:name="T91" style:family="text">
      <style:text-properties fo:color="#111111" loext:opacity="100%" fo:font-size="14pt" fo:language="ru" fo:country="RU" style:text-underline-style="none" fo:font-weight="normal" officeooo:rsid="012587a4" fo:background-color="transparent" loext:char-shading-value="0" style:font-size-asian="14pt" style:font-weight-asian="normal" style:font-size-complex="14pt" style:font-weight-complex="normal"/>
    </style:style>
    <style:style style:name="T92" style:family="text">
      <style:text-properties fo:color="#111111" loext:opacity="100%" style:text-underline-style="none" fo:font-weight="normal" fo:background-color="transparent" loext:char-shading-value="0" style:font-weight-asian="normal" style:font-weight-complex="normal"/>
    </style:style>
    <style:style style:name="T93" style:family="text">
      <style:text-properties fo:color="#111111" loext:opacity="100%" style:text-underline-style="none" fo:background-color="transparent" loext:char-shading-value="0"/>
    </style:style>
    <style:style style:name="T94" style:family="text">
      <style:text-properties fo:color="#111111" loext:opacity="100%" fo:font-weight="normal" fo:background-color="transparent" loext:char-shading-value="0" style:font-weight-asian="normal" style:font-weight-complex="normal"/>
    </style:style>
    <style:style style:name="T95" style:family="text">
      <style:text-properties fo:color="#111111" loext:opacity="100%" fo:font-weight="normal" officeooo:rsid="012587a4" fo:background-color="transparent" loext:char-shading-value="0" style:font-weight-asian="normal" style:font-weight-complex="normal"/>
    </style:style>
    <style:style style:name="T96" style:family="text">
      <style:text-properties fo:color="#111111" loext:opacity="100%" fo:font-weight="normal" officeooo:rsid="01481d79" fo:background-color="transparent" loext:char-shading-value="0" style:font-weight-asian="normal" style:font-weight-complex="normal"/>
    </style:style>
    <style:style style:name="T97" style:family="text">
      <style:text-properties fo:color="#111111" loext:opacity="100%" fo:font-weight="normal" officeooo:rsid="015e4b62" fo:background-color="transparent" loext:char-shading-value="0" style:font-weight-asian="normal" style:font-weight-complex="normal"/>
    </style:style>
    <style:style style:name="T98" style:family="text">
      <style:text-properties officeooo:rsid="00366598"/>
    </style:style>
    <style:style style:name="T99" style:family="text">
      <style:text-properties officeooo:rsid="009081e7"/>
    </style:style>
    <style:style style:name="T100" style:family="text">
      <style:text-properties officeooo:rsid="0093d489"/>
    </style:style>
    <style:style style:name="T101" style:family="text">
      <style:text-properties style:text-outline="false" style:text-line-through-style="none" style:text-line-through-type="none" fo:text-shadow="none" style:text-underline-style="none" style:text-emphasize="none"/>
    </style:style>
    <style:style style:name="T102" style:family="text">
      <style:text-properties style:text-outline="false" style:text-line-through-style="none" style:text-line-through-type="none" fo:text-shadow="none" style:text-underline-style="none" officeooo:rsid="0093d489" style:text-emphasize="none"/>
    </style:style>
    <style:style style:name="T103" style:family="text">
      <style:text-properties officeooo:rsid="009c3b19"/>
    </style:style>
    <style:style style:name="T104" style:family="text">
      <style:text-properties fo:language="ru" fo:country="RU" style:letter-kerning="false" style:font-name-asian="Times New Roman3" style:language-asian="en" style:country-asian="US" style:font-name-complex="Times New Roman3" style:language-complex="ar" style:country-complex="SA" style:text-overline-style="none" style:text-overline-color="font-color"/>
    </style:style>
    <style:style style:name="T105" style:family="text">
      <style:text-properties officeooo:rsid="00a88d29"/>
    </style:style>
    <style:style style:name="T106" style:family="text">
      <style:text-properties officeooo:rsid="008a9cc3"/>
    </style:style>
    <style:style style:name="T107" style:family="text">
      <style:text-properties officeooo:rsid="00a9aabe"/>
    </style:style>
    <style:style style:name="T108" style:family="text">
      <style:text-properties officeooo:rsid="00b7f398"/>
    </style:style>
    <style:style style:name="T109" style:family="text">
      <style:text-properties officeooo:rsid="00ba3c40"/>
    </style:style>
    <style:style style:name="T110" style:family="text">
      <style:text-properties style:font-size-complex="14pt"/>
    </style:style>
    <style:style style:name="T111" style:family="text">
      <style:text-properties officeooo:rsid="00bf73ac"/>
    </style:style>
    <style:style style:name="T112" style:family="text">
      <style:text-properties officeooo:rsid="00c5fa92"/>
    </style:style>
    <style:style style:name="T113" style:family="text">
      <style:text-properties officeooo:rsid="00ccb6f2"/>
    </style:style>
    <style:style style:name="T114" style:family="text">
      <style:text-properties officeooo:rsid="00d2021a"/>
    </style:style>
    <style:style style:name="T115" style:family="text">
      <style:text-properties officeooo:rsid="00d95783"/>
    </style:style>
    <style:style style:name="T116" style:family="text">
      <style:text-properties officeooo:rsid="00da8c67"/>
    </style:style>
    <style:style style:name="T117" style:family="text">
      <style:text-properties officeooo:rsid="00e3b85b"/>
    </style:style>
    <style:style style:name="T118" style:family="text">
      <style:text-properties officeooo:rsid="00e438c5"/>
    </style:style>
    <style:style style:name="T119" style:family="text">
      <style:text-properties officeooo:rsid="00e6ffd2"/>
    </style:style>
    <style:style style:name="T120" style:family="text">
      <style:text-properties officeooo:rsid="00e8b3f5"/>
    </style:style>
    <style:style style:name="T121" style:family="text">
      <style:text-properties officeooo:rsid="00a11a28"/>
    </style:style>
    <style:style style:name="T122" style:family="text">
      <style:text-properties officeooo:rsid="00ea3bc3"/>
    </style:style>
    <style:style style:name="T123" style:family="text">
      <style:text-properties officeooo:rsid="00ea81ad"/>
    </style:style>
    <style:style style:name="T124" style:family="text">
      <style:text-properties officeooo:rsid="00faa352"/>
    </style:style>
    <style:style style:name="T125" style:family="text">
      <style:text-properties officeooo:rsid="01000172"/>
    </style:style>
    <style:style style:name="T126" style:family="text">
      <style:text-properties officeooo:rsid="01003113"/>
    </style:style>
    <style:style style:name="T127" style:family="text">
      <style:text-properties officeooo:rsid="0103f001"/>
    </style:style>
    <style:style style:name="T128" style:family="text">
      <style:text-properties style:font-name="Times New Roman1" fo:font-size="14pt" fo:font-weight="bold" style:font-size-asian="14pt" style:font-weight-asian="bold" style:font-size-complex="14pt" style:font-weight-complex="bold"/>
    </style:style>
    <style:style style:name="T129" style:family="text">
      <style:text-properties style:font-name="Times New Roman1" fo:font-size="14pt" fo:font-weight="bold" officeooo:rsid="01091aef" style:font-size-asian="14pt" style:font-weight-asian="bold" style:font-size-complex="14pt" style:font-weight-complex="bold"/>
    </style:style>
    <style:style style:name="T130" style:family="text">
      <style:text-properties officeooo:rsid="0105d16e"/>
    </style:style>
    <style:style style:name="T131" style:family="text">
      <style:text-properties officeooo:rsid="01091aef"/>
    </style:style>
    <style:style style:name="T132" style:family="text">
      <style:text-properties officeooo:rsid="0122e9a4"/>
    </style:style>
    <style:style style:name="T133" style:family="text">
      <style:text-properties officeooo:rsid="012a0569"/>
    </style:style>
    <style:style style:name="T134" style:family="text">
      <style:text-properties officeooo:rsid="012be1c0"/>
    </style:style>
    <style:style style:name="T135" style:family="text">
      <style:text-properties officeooo:rsid="012e61eb"/>
    </style:style>
    <style:style style:name="T136" style:family="text">
      <style:text-properties officeooo:rsid="01308358"/>
    </style:style>
    <style:style style:name="T137" style:family="text">
      <style:text-properties officeooo:rsid="01327db4"/>
    </style:style>
    <style:style style:name="T138" style:family="text">
      <style:text-properties officeooo:rsid="0133d486"/>
    </style:style>
    <style:style style:name="T139" style:family="text">
      <style:text-properties officeooo:rsid="0135f13f"/>
    </style:style>
    <style:style style:name="T140" style:family="text">
      <style:text-properties officeooo:rsid="0136ada8"/>
    </style:style>
    <style:style style:name="T141" style:family="text">
      <style:text-properties officeooo:rsid="0137445e"/>
    </style:style>
    <style:style style:name="T142" style:family="text">
      <style:text-properties officeooo:rsid="013f9df8"/>
    </style:style>
    <style:style style:name="T143" style:family="text">
      <style:text-properties fo:background-color="transparent" loext:char-shading-value="0"/>
    </style:style>
    <style:style style:name="T144" style:family="text">
      <style:text-properties officeooo:rsid="01481d79" fo:background-color="transparent" loext:char-shading-value="0"/>
    </style:style>
    <style:style style:name="T145" style:family="text">
      <style:text-properties officeooo:rsid="014cf69c"/>
    </style:style>
    <style:style style:name="T146" style:family="text">
      <style:text-properties officeooo:rsid="01283722"/>
    </style:style>
    <style:style style:name="T147" style:family="text">
      <style:text-properties officeooo:rsid="015acebc"/>
    </style:style>
    <style:style style:name="T148" style:family="text">
      <style:text-properties officeooo:rsid="015c09a7"/>
    </style:style>
    <style:style style:name="T149" style:family="text">
      <style:text-properties officeooo:rsid="0162131a"/>
    </style:style>
    <style:style style:name="T150" style:family="text">
      <style:text-properties officeooo:rsid="01640dfb"/>
    </style:style>
    <style:style style:name="T151" style:family="text">
      <style:text-properties officeooo:rsid="0165a5de"/>
    </style:style>
    <style:style style:name="T152" style:family="text">
      <style:text-properties officeooo:rsid="01673c1b"/>
    </style:style>
    <style:style style:name="T153" style:family="text">
      <style:text-properties officeooo:rsid="01722688"/>
    </style:style>
    <style:style style:name="T154" style:family="text">
      <style:text-properties officeooo:rsid="0172b1a6"/>
    </style:style>
    <style:style style:name="T155" style:family="text">
      <style:text-properties officeooo:rsid="01746ade"/>
    </style:style>
    <style:style style:name="T156" style:family="text">
      <style:text-properties style:font-name="Times New Roman1"/>
    </style:style>
    <style:style style:name="T157" style:family="text">
      <style:text-properties style:font-name="Times New Roman1" fo:font-weight="bold" style:font-weight-asian="bold" style:font-weight-complex="bold"/>
    </style:style>
    <style:style style:name="T158" style:family="text">
      <style:text-properties style:font-name="Times New Roman1" fo:font-weight="bold" officeooo:rsid="01746ade" style:font-weight-asian="bold" style:font-weight-complex="bold"/>
    </style:style>
    <style:style style:name="T159" style:family="text">
      <style:text-properties style:font-name="Times New Roman1" fo:font-weight="bold" officeooo:rsid="0175c8e7" style:font-weight-asian="bold" style:font-weight-complex="bold"/>
    </style:style>
    <style:style style:name="T160" style:family="text">
      <style:text-properties style:font-name="Times New Roman1" fo:font-size="14pt" fo:font-weight="bold" style:font-size-asian="14pt" style:font-weight-asian="bold" style:font-size-complex="14pt" style:font-weight-complex="bold"/>
    </style:style>
    <style:style style:name="T161" style:family="text">
      <style:text-properties style:font-name="Times New Roman1" fo:font-size="14pt" style:font-size-asian="14pt" style:font-size-complex="14pt"/>
    </style:style>
    <style:style style:name="T162" style:family="text">
      <style:text-properties style:font-name="Times New Roman1" fo:font-size="14pt" fo:font-style="normal" style:font-size-asian="14pt" style:font-style-asian="normal" style:font-size-complex="14pt" style:font-style-complex="normal"/>
    </style:style>
    <style:style style:name="T163"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T164"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165" style:family="text">
      <style:text-properties style:font-name="Times New Roman1" fo:font-size="14pt" fo:font-weight="normal" style:font-size-asian="14pt" style:font-weight-asian="normal" style:font-size-complex="14pt" style:font-weight-complex="normal"/>
    </style:style>
    <style:style style:name="T166" style:family="text">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167" style:family="text">
      <style:text-properties style:font-name="Times New Roman1" fo:font-style="normal" style:font-style-asian="normal" style:font-style-complex="normal"/>
    </style:style>
    <style:style style:name="T168" style:family="text">
      <style:text-properties officeooo:rsid="0176ec1d"/>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text:s/>Министерство науки и высшего образования Российской Федерации</text:p>
      <text:p text:style-name="P45">Федеральное государственное бюджетное образовательное учреждение<text:span text:style-name="T1"> </text:span>высшего образования</text:p>
      <text:p text:style-name="P46">ТОМСКИЙ ГОСУДАРСТВЕННЫЙ УНИВЕРСИТЕТ <text:line-break/>СИСТЕМ<text:span text:style-name="T1"> </text:span>УПРАВЛЕНИЯ<text:span text:style-name="T2"> </text:span>И РАДИОЭЛЕКТРОНИКИ (ТУСУР)</text:p>
      <text:p text:style-name="P48">Кафедра<text:span text:style-name="T2"> </text:span>автоматизированных<text:span text:style-name="T3"> </text:span>систем<text:span text:style-name="T4"> </text:span>управления<text:span text:style-name="T5"> </text:span>(АСУ)</text:p>
      <text:p text:style-name="P38"/>
      <text:p text:style-name="P38"/>
      <text:p text:style-name="P38"/>
      <text:p text:style-name="P39"/>
      <text:p text:style-name="P140">РАЗРАБОТКА И ОЦЕНКА АЛЬТЕРНАТИВ РЕШЕНИЯ ПРОБЛЕМЫ ЗАДАННЫМ МЕТОДОМ</text:p>
      <text:p text:style-name="P114"><text:span text:style-name="T8">Отчёт по практической работе №9</text:span></text:p>
      <text:p text:style-name="P47">по дисциплине</text:p>
      <text:p text:style-name="P47">«Теория систем и системный анализ»</text:p>
      <text:p text:style-name="P40"/>
      <text:p text:style-name="P141">Выполнил<text:span text:style-name="T3"> </text:span>студент<text:span text:style-name="T6"> </text:span>гр.<text:span text:style-name="T5"> </text:span>430-2</text:p>
      <text:p text:style-name="P143"><text:span text:style-name="T7"><text:tab/></text:span>Лузинсан А.А.</text:p>
      <text:p text:style-name="P144">«<text:span text:style-name="T7"><text:tab/></text:span>»<text:span text:style-name="T7"><text:tab/></text:span>2022</text:p>
      <text:p text:style-name="P142">Проверила</text:p>
      <text:p text:style-name="P146"><text:span text:style-name="T7"><text:tab/></text:span>Аверьянова А.М.</text:p>
      <text:p text:style-name="P145">«<text:span text:style-name="T7"><text:tab/></text:span>»<text:span text:style-name="T7"><text:tab/></text:span>2022</text:p>
      <text:p text:style-name="P147"/>
      <text:p text:style-name="P148"/>
      <text:p text:style-name="P148"/>
      <text:p text:style-name="P148"/>
      <text:p text:style-name="P148"/>
      <text:p text:style-name="P138">Томск<text:span text:style-name="T2"> </text:span>2022</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119">Оглавление</text:p>
          </text:index-title>
          <text:p text:style-name="P116"><text:a xlink:type="simple" xlink:href="#__RefHeading___Toc3593_3433578193" text:style-name="Index_20_Link" text:visited-style-name="Index_20_Link"><text:span text:style-name="T163">Введение<text:tab/>3</text:span></text:a></text:p>
          <text:p text:style-name="P116"><text:a xlink:type="simple" xlink:href="#__RefHeading___Toc16831_3860914373" text:style-name="Index_20_Link" text:visited-style-name="Index_20_Link"><text:span text:style-name="T163">1 РАЗРАБОТКА АЛЬТЕРНАТИВ ДОСТИЖЕНИЯ ЦЕЛИ<text:tab/>4</text:span></text:a></text:p>
          <text:p text:style-name="P116"><text:a xlink:type="simple" xlink:href="#__RefHeading___Toc3709_3433578193" text:style-name="Index_20_Link" text:visited-style-name="Index_20_Link"><text:span text:style-name="T163">2 ОПИСАНИЕ МЕТОДА ГРУППОВОГО ПАРНОГО СРАВНЕНИЯ (СИСТЕМА ОЦЕНОК 1/0)<text:tab/>6</text:span></text:a></text:p>
          <text:p text:style-name="P116"><text:a xlink:type="simple" xlink:href="#__RefHeading___Toc3711_3433578193" text:style-name="Index_20_Link" text:visited-style-name="Index_20_Link"><text:span text:style-name="T163">3 ОЦЕНИВАНИЕ И ВЫБОР АЛЬТЕРНАТИВ<text:tab/>7</text:span></text:a></text:p>
          <text:p text:style-name="P116"><text:a xlink:type="simple" xlink:href="#__RefHeading___Toc3721_3433578193" text:style-name="Index_20_Link" text:visited-style-name="Index_20_Link"><text:span text:style-name="T163">Заключение<text:tab/>9</text:span></text:a></text:p>
          <text:p text:style-name="P116"><text:a xlink:type="simple" xlink:href="#__RefHeading___Toc3727_3433578193" text:style-name="Index_20_Link" text:visited-style-name="Index_20_Link"><text:span text:style-name="T163">Список использованных источников<text:tab/>10</text:span></text:a></text:p>
          <text:p text:style-name="P117"><text:a xlink:type="simple" xlink:href="#__RefHeading___Toc3749_34335781933111" text:style-name="Index_20_Link" text:visited-style-name="Index_20_Link"><text:span text:style-name="T163">Приложение А</text:span></text:a><text:span text:style-name="T163"> </text:span><text:a xlink:type="simple" xlink:href="#__RefHeading___Toc5563_4267905926" text:style-name="Index_20_Link" text:visited-style-name="Index_20_Link"><text:span text:style-name="T163">(обязательное)</text:span></text:a><text:span text:style-name="T163"> </text:span><text:a xlink:type="simple" xlink:href="#__RefHeading___Toc5565_4267905926" text:style-name="Index_20_Link" text:visited-style-name="Index_20_Link"><text:span text:style-name="T163">Матрицы групповых парных сравнений экспертов<text:tab/>11</text:span></text:a></text:p>
        </text:index-body>
      </text:table-of-content>
      <text:h text:style-name="P19" text:outline-level="1"/>
      <text:h text:style-name="P18" text:outline-level="1"><text:bookmark-start text:name="__RefHeading___Toc3593_3433578193"/><text:bookmark-start text:name="_Toc117370879"/>В<text:bookmark-end text:name="_Toc117370879"/><text:span text:style-name="T130">ведение</text:span><text:bookmark-end text:name="__RefHeading___Toc3593_3433578193"/></text:h>
      <text:p text:style-name="P139"><text:span text:style-name="T28">Цель</text:span>: <text:span text:style-name="T154">п</text:span><text:span text:style-name="T8">олучить практические навыки в разработке и оценке альтернатив решения проблемы заданным методом.</text:span></text:p>
      <text:p text:style-name="P139"><text:span text:style-name="T28">Задачи:</text:span></text:p>
      <text:list xml:id="list2461146515" text:style-name="WWNum1">
        <text:list-item>
          <text:p text:style-name="P128"><text:span text:style-name="T18">разработать</text:span><text:span text:style-name="T17"> и </text:span><text:span text:style-name="T18">оценить</text:span><text:span text:style-name="T17"> альтернатив</text:span><text:span text:style-name="T18">ы</text:span><text:span text:style-name="T17"> решения проблемы методом группового парного сравнения (система оценок 1/0);</text:span></text:p>
        </text:list-item>
        <text:list-item>
          <text:p text:style-name="P127"><text:span text:style-name="T17">о</text:span><text:span text:style-name="T9">писа</text:span><text:span text:style-name="T17">ть</text:span><text:span text:style-name="T9"> метод оценивания систем</text:span><text:span text:style-name="T17">ы</text:span><text:span text:style-name="T9"> и/или сравнения альтернатив;</text:span></text:p>
        </text:list-item>
        <text:list-item>
          <text:p text:style-name="P127"><text:span text:style-name="T17">оценить системы.</text:span></text:p>
        </text:list-item>
      </text:list>
      <text:h text:style-name="P123" text:outline-level="1"><text:bookmark-start text:name="__RefHeading___Toc16831_3860914373"/><text:span text:style-name="T23">1</text:span><text:bookmark-start text:name="_Toc117370880"/><text:span text:style-name="T23"> </text:span><text:bookmark-start text:name="_Toc117370888"/><text:bookmark-end text:name="_Toc117370880"/><text:span text:style-name="T23">РАЗРАБОТКА АЛЬТЕРНАТИВ ДОСТИЖЕНИЯ ЦЕЛИ</text:span><text:bookmark-start text:name="__RefHeading___Toc5174_58876431411"/><text:bookmark-end text:name="__RefHeading___Toc16831_3860914373"/><text:bookmark-end text:name="_Toc117370888"/><text:bookmark-end text:name="__RefHeading___Toc5174_58876431411"/></text:h>
      <text:p text:style-name="Text_20_body"><text:bookmark-start text:name="__RefHeading___Toc5174_588764314"/>В качестве приоритетной цели <text:span text:style-name="T155">в предыдущей практической работе</text:span> была выбрана цель «Провести анализ доступных вендоров и оценить риски». <text:bookmark-end text:name="__RefHeading___Toc5174_588764314"/></text:p>
      <text:p text:style-name="P109">Данная цель может быть достигнута посредством реализации одной из следующих альтернатив её достижения <text:span text:style-name="T108">[</text:span><text:span text:style-name="T155">1</text:span><text:span text:style-name="T108">]</text:span>:</text:p>
      <text:list text:style-name="Numbering_20_123">
        <text:list-item text:start-value="1">
          <text:p text:style-name="P129">Создать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 Такой подход является наименее затратным, так как консультанты предоставляют в основном необработанную информацию и в кратчайшие сроки. К тому же, проводя более детальный поиск по каждому из кандидатов можно выйти на остальных потенциальных вендоров. В свою очередь, полагаясь на размер вендора, учитывается возможность продолжать инвестировать в улучшение данного или выпуск новых проектов, а также привлечение новых заказчиков.</text:p>
        </text:list-item>
        <text:list-item>
          <text:p text:style-name="P130">П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 Иными словами, оценивается совместимость разрабатываемого продукта с потенциальным технологических стеком вендорского решения. При этом, так как выбор вендора делегировался на плечи конкурента, предполагается, что ими уже был совершён анализ, а значит нашей web-студии нет нужны тратить ресурсы на дополнительный анализ.</text:p>
        </text:list-item>
        <text:list-item>
          <text:p text:style-name="P129"><text:span text:style-name="T24">И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 От этих факторов будет зависеть также то, как быстро поддержка специфики для разных стран будет внедряться данным вендором, </text:span><text:span text:style-name="T25">насколько</text:span><text:span text:style-name="T24"> быстро и эффективно будет работать техническая поддержка. </text:span></text:p>
        </text:list-item>
        <text:list-item>
          <text:p text:style-name="P131"><text:soft-page-break/>Обратиться к TRF-компании и проанализировать индустриальных фокус предоставленного вендора. Стоимость TRF-компании, как правило, значительна, но зато данная аналитика решает вопрос ограниченности времени и предотвращает высокие риски, которые наблюдаются в остальных альтернативах решения цели. </text:p>
        </text:list-item>
        <text:list-item>
          <text:p text:style-name="P129"><text:span text:style-name="T26">Обратиться за услугами финансовых аналитиков в банки и инвестиционные компании, </text:span><text:span text:style-name="T27">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 Такой подход не самый надёжный, так как банки в праве отказать в такой помощи, а сбор информации на форумах и в новостных группах несёт высокие риски предоставления некорректной информации.</text:span></text:p>
        </text:list-item>
      </text:list>
      <text:h text:style-name="P121" text:outline-level="1"><text:span text:style-name="T159"/></text:h>
      <text:h text:style-name="P122" text:outline-level="1"><text:bookmark-start text:name="__RefHeading___Toc3709_3433578193"/><text:span text:style-name="T159">2</text:span><text:span text:style-name="T158"> </text:span><text:bookmark-start text:name="_Toc117370890"/><text:span text:style-name="T157">ОПИСАНИЕ МЕТОДА </text:span><text:span text:style-name="T82">ГРУППОВОГО</text:span><text:span text:style-name="T157"> ПАРНОГО </text:span><text:span text:style-name="T82">СРАВНЕНИЯ</text:span><text:span text:style-name="T157"> (СИСТЕМА ОЦЕНОК 1/0)</text:span><text:bookmark-end text:name="__RefHeading___Toc3709_3433578193"/><text:bookmark-end text:name="_Toc117370890"/></text:h>
      <text:p text:style-name="Text_20_body"><text:bookmark-start text:name="__RefHeading___Toc5186_588764314"/>Метод парного оценивания <text:span text:style-name="T109">представляет собой процедуру установления предпочтения объектов при сравнении всех возможных пар. При этом результаты сравнения всех пар объектов представляются в виде матрицы с булевыми значениями, </text:span><text:span text:style-name="T132">построение которой производится по формуле </text:span><text:span text:style-name="T153">(</text:span><text:span text:style-name="T132">4.1</text:span><text:span text:style-name="T153">)</text:span><text:span text:style-name="T132">.</text:span><text:bookmark-end text:name="__RefHeading___Toc5186_588764314"/></text:p>
      <table:table table:name="Таблица26" table:style-name="Таблица26">
        <table:table-column table:style-name="Таблица26.A"/>
        <table:table-column table:style-name="Таблица26.B"/>
        <table:table-row>
          <table:table-cell table:style-name="Таблица26.A1" office:value-type="string">
            <text:p text:style-name="Table_20_Contents"><draw:frame draw:style-name="fr1" draw:name="Объект5" text:anchor-type="as-char" svg:y="-0.667cm" svg:width="5.237cm" svg:height="1.245cm" draw:z-index="1"><draw:object xlink:href="./Object 6" xlink:type="simple" xlink:show="embed" xlink:actuate="onLoad"/><draw:image xlink:href="./ObjectReplacements/Object 6" xlink:type="simple" xlink:show="embed" xlink:actuate="onLoad"/><svg:desc>формула</svg:desc></draw:frame></text:p>
          </table:table-cell>
          <table:table-cell table:style-name="Таблица26.A1" office:value-type="string">
            <text:p text:style-name="P110">(4.1)</text:p>
          </table:table-cell>
        </table:table-row>
      </table:table>
      <text:p text:style-name="Text_20_body"><text:bookmark-start text:name="__RefHeading___Toc5190_588764314"/>Согласованными матрицами считаются те матрицы, для которых: по главной диагонали расположены единицы; если элемент i-й строки и j-го столбца равен единице, то элемент j-й строки и i-го столбца должен быть равен 0, и наоборот; должна выполняться транзитивность.<text:bookmark-end text:name="__RefHeading___Toc5190_588764314"/></text:p>
      <text:p text:style-name="Text_20_body"><text:bookmark-start text:name="__RefHeading___Toc5192_588764314"/>Так как в качестве метода используется оценка группового парного сравнения, то высчитывается матрица парных сравнений для каждого эксперта. После этого строится обобщённая матрица парных сравнений, которая заполняется таким образом, что элемент обобщённой матрицы равен 1 только в том случае, если половина или больше экспертов посчитали этот элемент равным 1.<text:bookmark-end text:name="__RefHeading___Toc5192_588764314"/></text:p>
      <text:p text:style-name="P111"><text:bookmark-start text:name="__RefHeading___Toc5194_588764314"/><text:span text:style-name="T71">Далее на основе </text:span><text:span text:style-name="T74">обобщённой </text:span><text:span text:style-name="T71">матрицы парных сравнений с булевыми значениями определяются ранги объектов. Для этого вычисляется сумма элементов матрицы по строке, которая даёт ранг объекта в порядке увеличения предпочтения, </text:span><text:span text:style-name="T72">где самый </text:span><text:span text:style-name="T74">лучший</text:span><text:span text:style-name="T72"> объект получает ранг 1, а самый </text:span><text:span text:style-name="T74">худший</text:span><text:span text:style-name="T72"> - максимальный ранг. Тогда как сумма элементов матрицы по столбцу обозначает ранг объекта в порядке убывания предпочтения.</text:span><text:span text:style-name="T110"><draw:frame draw:style-name="fr1" draw:name="Объект7" text:anchor-type="as-char" svg:y="-0.377cm" svg:width="0.041cm" svg:height="0.467cm" draw:z-index="0"><draw:object xlink:href="./Object 7" xlink:type="simple" xlink:show="embed" xlink:actuate="onLoad"/><draw:image xlink:href="./ObjectReplacements/Object 7" xlink:type="simple" xlink:show="embed" xlink:actuate="onLoad"/></draw:frame></text:span><text:bookmark-end text:name="__RefHeading___Toc5194_588764314"/></text:p>
      <text:h text:style-name="P126" text:outline-level="2"/>
      <text:h text:style-name="P125" text:outline-level="1"><text:bookmark-start text:name="__RefHeading___Toc3711_3433578193"/><text:bookmark-start text:name="_Toc117370891"/>3 <text:span text:style-name="T84">ОЦЕНИВАНИЕ</text:span> И ВЫБОР АЛЬТЕРНАТИВ<text:bookmark-end text:name="__RefHeading___Toc3711_3433578193"/><text:bookmark-end text:name="_Toc117370891"/></text:h>
      <text:p text:style-name="P108"><text:bookmark-start text:name="__RefHeading___Toc5196_588764314"/><text:span text:style-name="T71">В </text:span><text:span text:style-name="T70">данном пункте было осуществлено оценивание альтернатив методом </text:span><text:span text:style-name="T75">группового</text:span><text:span text:style-name="T70"> парного оценивания, описанного в предыдущем пункте. </text:span><text:span text:style-name="T75">В группу было включено три эксперта.</text:span><text:bookmark-end text:name="__RefHeading___Toc5196_588764314"/></text:p>
      <text:p text:style-name="P76">Эксперт №1. Руководитель web-студии - главное лицо компании, которое принимает решения, касательно проблем, возникающих в глобальной среде. Так как в качестве проблемы в исследуемой системе фигурирует проблема превышения бюджета, возникновение которой наиболее остро отражается из-за изменений в окружающей среде, а именно «Санкции против IT-сферы», то в таком случае наиболее компетентным в вопросе выбора вендора будет непосредственно руководитель web-студии.</text:p>
      <text:p text:style-name="P76">Эксперт №2. Технический директор - один из руководителей компании, который отвечает за техническую сторону проекта и руководит всей технологической частью производства. Так как процесс полностью построен на выбранном технологическом стеке, то экспертное мнение тех. директора также играет немаловажную роль в принятии альтернативы решения проблемы.</text:p>
      <text:p text:style-name="P103"><text:span text:style-name="T70">Эксперт №3. </text:span><text:span text:style-name="T76">Менеджер по продажам - специалист, который является посредником между заказчиком и web-студией. Данное лицо выстраивает непосредственные отношения между двумя сторонами процесса, поэтому он наиболее чётко осознаёт все потребности web-студии и сферу деятельности компании-заказчика, а также знает ситуацию на стороне конкурентов (так как это помогает эффективно презентовать решение данной web-студии).</text:span></text:p>
      <text:p text:style-name="P107"><text:span text:style-name="T73">Матриц</text:span><text:span text:style-name="T74">ы</text:span><text:span text:style-name="T73"> парных сравнений</text:span><text:span text:style-name="T74"> представлены в таблицах </text:span><text:span text:style-name="T78">А</text:span><text:span text:style-name="T74">.1 - </text:span><text:span text:style-name="T78">А</text:span><text:span text:style-name="T74">.3</text:span><text:span text:style-name="T73">. </text:span><text:span text:style-name="T74">Обобщённая матрица парных сравнений по всем экспертам, а также полученные ранги альтернатив представлены в таблице </text:span><text:span text:style-name="T78">А</text:span><text:span text:style-name="T74">.4.</text:span><text:span text:style-name="T70"> В качестве оцениваемых альтернатив были приняты следующие варианты:</text:span></text:p>
      <text:list xml:id="list182851025709673" text:continue-list="list2461146515" text:style-name="WWNum1">
        <text:list-item text:start-value="1">
          <text:p text:style-name="P134"><text:span text:style-name="T70">x</text:span><text:span text:style-name="T80">1</text:span><text:span text:style-name="T70"> - создать</text:span><text:span text:style-name="T79"> список потенциальных вендоров исходя из предоставленной информации специализированных организаций и оценить риски, полага</text:span><text:soft-page-break/><text:span text:style-name="T79">ясь на годовой оборот, прибыльность, клиентскую базу вендора;</text:span></text:p>
        </text:list-item>
        <text:list-item>
          <text:p text:style-name="P134"><text:span text:style-name="T59">x</text:span><text:span text:style-name="T81">2</text:span><text:span text:style-name="T59"> - </text:span><text:span text:style-name="T60">п</text:span><text:span text:style-name="T59">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text:span></text:p>
        </text:list-item>
        <text:list-item>
          <text:p text:style-name="P134"><text:span text:style-name="T59">x</text:span><text:span text:style-name="T81">3</text:span><text:span text:style-name="T59"> - </text:span><text:span text:style-name="T60">и</text:span><text:span text:style-name="T59">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text:span></text:p>
        </text:list-item>
        <text:list-item>
          <text:p text:style-name="P134"><text:span text:style-name="T59">x</text:span><text:span text:style-name="T81">4</text:span><text:span text:style-name="T59"> - </text:span><text:span text:style-name="T60">о</text:span><text:span text:style-name="T63">братиться к TRF-компании и проанализировать индустриальных фокус предоставленного вендора. </text:span></text:p>
        </text:list-item>
        <text:list-item>
          <text:p text:style-name="P134"><text:span text:style-name="T59">x</text:span><text:span text:style-name="T81">5</text:span><text:span text:style-name="T59"> - </text:span><text:span text:style-name="T60">о</text:span><text:span text:style-name="T61">братиться за услугами финансовых аналитиков в банки и инвестиционные компании, </text:span><text:span text:style-name="T62">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text:span></text:p>
        </text:list-item>
      </text:list>
      <text:p text:style-name="P112"><text:span text:style-name="T150">Таким образом,</text:span> <text:span text:style-name="T112">наилучшей</text:span> является <text:span text:style-name="T112">альтернатив</text:span><text:span text:style-name="T149">а</text:span> <text:span text:style-name="T70">x</text:span><text:span text:style-name="T80">1.</text:span></text:p>
      <text:h text:style-name="P23" text:outline-level="1"><text:bookmark-start text:name="__RefHeading___Toc3721_3433578193"/><text:bookmark-start text:name="_Toc117370896"/>З<text:bookmark-end text:name="_Toc117370896"/><text:span text:style-name="T131">аключение</text:span><text:bookmark-end text:name="__RefHeading___Toc3721_3433578193"/></text:h>
      <text:p text:style-name="P101"><text:span text:style-name="T9">В ходе выполнения данной практической работы я получил</text:span><text:span text:style-name="T19">а</text:span><text:span text:style-name="T9"> практические навыки в разработке и оценке альтернатив решения проблемы методом </text:span><text:span text:style-name="T19">групповых парных сравнения (система оценок 1/0)</text:span><text:span text:style-name="T9">, а также выполнил</text:span><text:span text:style-name="T19">а</text:span><text:span text:style-name="T9"> ряд задач: разработал</text:span><text:span text:style-name="T19">а</text:span><text:span text:style-name="T9"> альтернативные варианты достижения цели, описал</text:span><text:span text:style-name="T19">а</text:span><text:span text:style-name="T9"> метод сравнения альтернатив, произвел</text:span><text:span text:style-name="T19">а</text:span><text:span text:style-name="T9"> оценивание системы.</text:span></text:p>
      <text:h text:style-name="P2" text:outline-level="1"><text:bookmark-start text:name="__RefHeading___Toc3727_3433578193"/><text:span text:style-name="T128">С</text:span><text:span text:style-name="T129">писок использованных источников</text:span><text:span text:style-name="T20"> </text:span><text:bookmark-end text:name="__RefHeading___Toc3727_3433578193"/></text:h>
      <text:list text:style-name="WWNum9">
        <text:list-item>
          <text:p text:style-name="P136"><text:span text:style-name="T31">Эффективный ИТ-отдел. Часть 5. Как правильно выбирать вендора. Шаг 2</text:span><text:span text:style-name="T32"> [Электронный ресурс]: </text:span><text:span text:style-name="T35">с</text:span><text:span text:style-name="T33">татья Глеба Галкина</text:span><text:span text:style-name="T30"> <text:s/></text:span><text:span text:style-name="T35">на информационном портале </text:span><text:span text:style-name="T33">intelligent.</text:span><text:span text:style-name="T32"> </text:span><text:span text:style-name="T34">URL</text:span><text:span text:style-name="T32">: </text:span><text:span text:style-name="T52">https://www.iemag.ru/master-class/detail.php?ID=15705</text:span><text:span text:style-name="T32"> </text:span><text:span text:style-name="T34">(</text:span><text:span text:style-name="T32">дата обращения: </text:span><text:span text:style-name="T31">2</text:span><text:span text:style-name="T33">9</text:span><text:span text:style-name="T32">.1</text:span><text:span text:style-name="T30">1</text:span><text:span text:style-name="T32">.2022</text:span><text:span text:style-name="T34">).</text:span></text:p>
        </text:list-item>
      </text:list>
      <text:h text:style-name="P13" text:outline-level="1"><text:bookmark-start text:name="__RefHeading___Toc3749_34335781933111"/><text:bookmark-start text:name="_Toc1173708993111"/>Приложение <text:span text:style-name="T168">А</text:span><text:bookmark-end text:name="__RefHeading___Toc3749_34335781933111"/></text:h>
      <text:h text:style-name="P30" text:outline-level="1"><text:bookmark-start text:name="__RefHeading___Toc5563_4267905926"/>(обязательное)<text:bookmark-end text:name="__RefHeading___Toc5563_4267905926"/><text:bookmark-end text:name="_Toc1173708993111"/></text:h>
      <text:h text:style-name="P12" text:outline-level="1"><text:bookmark-start text:name="__RefHeading___Toc5565_4267905926"/><text:span text:style-name="T122">Матрицы групповых парных сравнений </text:span><text:span text:style-name="T123">экспертов</text:span><text:bookmark-end text:name="__RefHeading___Toc5565_4267905926"/></text:h>
      <text:p text:style-name="P77"><text:span text:style-name="T111">Таблица </text:span><text:span text:style-name="T168">А</text:span><text:span text:style-name="T111">.</text:span><text:span text:style-name="T126">1</text:span><text:span text:style-name="T111"> - </text:span><text:span text:style-name="T114">Матрица парных сравнений эксперта №1</text:span></text:p>
      <table:table table:name="Таблица21" table:style-name="Таблица21" table:template-name="Default Style">
        <table:table-column table:style-name="Таблица21.A" table:number-columns-repeated="6"/>
        <table:table-row table:style-name="Таблица21.1">
          <table:table-cell table:style-name="Таблица21.A1" office:value-type="string">
            <text:p text:style-name="P51"/>
          </table:table-cell>
          <table:table-cell table:style-name="Таблица21.A1" office:value-type="string">
            <text:p text:style-name="P51">x1</text:p>
          </table:table-cell>
          <table:table-cell table:style-name="Таблица21.A1" office:value-type="string">
            <text:p text:style-name="P51">x2</text:p>
          </table:table-cell>
          <table:table-cell table:style-name="Таблица21.A1" office:value-type="string">
            <text:p text:style-name="P51">x3</text:p>
          </table:table-cell>
          <table:table-cell table:style-name="Таблица21.A1" office:value-type="string">
            <text:p text:style-name="P51">x4</text:p>
          </table:table-cell>
          <table:table-cell table:style-name="Таблица21.F1" office:value-type="string">
            <text:p text:style-name="P51">x5</text:p>
          </table:table-cell>
        </table:table-row>
        <table:table-row table:style-name="Таблица21.1">
          <table:table-cell table:style-name="Таблица21.A2" office:value-type="string">
            <text:p text:style-name="P51">x1</text:p>
          </table:table-cell>
          <table:table-cell table:style-name="Таблица21.B2" office:value-type="float" office:value="1">
            <text:p text:style-name="P51">1</text:p>
          </table:table-cell>
          <table:table-cell table:style-name="Таблица21.B2" office:value-type="float" office:value="1">
            <text:p text:style-name="P51">1</text:p>
          </table:table-cell>
          <table:table-cell table:style-name="Таблица21.B2" office:value-type="float" office:value="1">
            <text:p text:style-name="P51">1</text:p>
          </table:table-cell>
          <table:table-cell table:style-name="Таблица21.B2" office:value-type="float" office:value="1">
            <text:p text:style-name="P51">1</text:p>
          </table:table-cell>
          <table:table-cell table:style-name="Таблица21.F2" office:value-type="float" office:value="1">
            <text:p text:style-name="P51">1</text:p>
          </table:table-cell>
        </table:table-row>
        <table:table-row table:style-name="Таблица21.1">
          <table:table-cell table:style-name="Таблица21.A2" office:value-type="string">
            <text:p text:style-name="P51">x2</text:p>
          </table:table-cell>
          <table:table-cell table:style-name="Таблица21.B2" office:value-type="float" office:value="0">
            <text:p text:style-name="P51">0</text:p>
          </table:table-cell>
          <table:table-cell table:style-name="Таблица21.B2" office:value-type="float" office:value="1">
            <text:p text:style-name="P51">1</text:p>
          </table:table-cell>
          <table:table-cell table:style-name="Таблица21.B2" office:value-type="float" office:value="1">
            <text:p text:style-name="P51">1</text:p>
          </table:table-cell>
          <table:table-cell table:style-name="Таблица21.B2" office:value-type="float" office:value="0">
            <text:p text:style-name="P51">0</text:p>
          </table:table-cell>
          <table:table-cell table:style-name="Таблица21.F2" office:value-type="float" office:value="0">
            <text:p text:style-name="P51">0</text:p>
          </table:table-cell>
        </table:table-row>
        <table:table-row table:style-name="Таблица21.1">
          <table:table-cell table:style-name="Таблица21.A2" office:value-type="string">
            <text:p text:style-name="P51">x3</text:p>
          </table:table-cell>
          <table:table-cell table:style-name="Таблица21.B2" office:value-type="float" office:value="0">
            <text:p text:style-name="P51">0</text:p>
          </table:table-cell>
          <table:table-cell table:style-name="Таблица21.B2" office:value-type="float" office:value="0">
            <text:p text:style-name="P51">0</text:p>
          </table:table-cell>
          <table:table-cell table:style-name="Таблица21.B2" office:value-type="float" office:value="1">
            <text:p text:style-name="P51">1</text:p>
          </table:table-cell>
          <table:table-cell table:style-name="Таблица21.B2" office:value-type="float" office:value="0">
            <text:p text:style-name="P51">0</text:p>
          </table:table-cell>
          <table:table-cell table:style-name="Таблица21.F2" office:value-type="float" office:value="0">
            <text:p text:style-name="P51">0</text:p>
          </table:table-cell>
        </table:table-row>
        <table:table-row table:style-name="Таблица21.1">
          <table:table-cell table:style-name="Таблица21.A2" office:value-type="string">
            <text:p text:style-name="P51">x4</text:p>
          </table:table-cell>
          <table:table-cell table:style-name="Таблица21.B2" office:value-type="float" office:value="0">
            <text:p text:style-name="P51">0</text:p>
          </table:table-cell>
          <table:table-cell table:style-name="Таблица21.B2" office:value-type="float" office:value="1">
            <text:p text:style-name="P51">1</text:p>
          </table:table-cell>
          <table:table-cell table:style-name="Таблица21.B2" office:value-type="float" office:value="1">
            <text:p text:style-name="P51">1</text:p>
          </table:table-cell>
          <table:table-cell table:style-name="Таблица21.B2" office:value-type="float" office:value="1">
            <text:p text:style-name="P51">1</text:p>
          </table:table-cell>
          <table:table-cell table:style-name="Таблица21.F2" office:value-type="float" office:value="0">
            <text:p text:style-name="P51">0</text:p>
          </table:table-cell>
        </table:table-row>
        <table:table-row table:style-name="Таблица21.1">
          <table:table-cell table:style-name="Таблица21.A2" office:value-type="string">
            <text:p text:style-name="P51">x5</text:p>
          </table:table-cell>
          <table:table-cell table:style-name="Таблица21.B2" office:value-type="float" office:value="0">
            <text:p text:style-name="P51">0</text:p>
          </table:table-cell>
          <table:table-cell table:style-name="Таблица21.B2" office:value-type="float" office:value="1">
            <text:p text:style-name="P51">1</text:p>
          </table:table-cell>
          <table:table-cell table:style-name="Таблица21.B2" office:value-type="float" office:value="1">
            <text:p text:style-name="P51">1</text:p>
          </table:table-cell>
          <table:table-cell table:style-name="Таблица21.B2" office:value-type="float" office:value="1">
            <text:p text:style-name="P51">1</text:p>
          </table:table-cell>
          <table:table-cell table:style-name="Таблица21.F2" office:value-type="float" office:value="1">
            <text:p text:style-name="P51">1</text:p>
          </table:table-cell>
        </table:table-row>
      </table:table>
      <text:p text:style-name="P78"/>
      <text:p text:style-name="P77"><text:span text:style-name="T111">Таблица </text:span><text:span text:style-name="T168">А</text:span><text:span text:style-name="T111">.</text:span><text:span text:style-name="T114">2</text:span><text:span text:style-name="T111"> - </text:span><text:span text:style-name="T114">Матрица парных сравнений эксперта №2</text:span></text:p>
      <table:table table:name="Таблица22" table:style-name="Таблица22" table:template-name="Default Style">
        <table:table-column table:style-name="Таблица22.A" table:number-columns-repeated="6"/>
        <table:table-row table:style-name="Таблица22.1">
          <table:table-cell table:style-name="Таблица22.A1" office:value-type="string">
            <text:p text:style-name="P51"/>
          </table:table-cell>
          <table:table-cell table:style-name="Таблица22.A1" office:value-type="string">
            <text:p text:style-name="P51">x1</text:p>
          </table:table-cell>
          <table:table-cell table:style-name="Таблица22.A1" office:value-type="string">
            <text:p text:style-name="P51">x2</text:p>
          </table:table-cell>
          <table:table-cell table:style-name="Таблица22.A1" office:value-type="string">
            <text:p text:style-name="P51">x3</text:p>
          </table:table-cell>
          <table:table-cell table:style-name="Таблица22.A1" office:value-type="string">
            <text:p text:style-name="P51">x4</text:p>
          </table:table-cell>
          <table:table-cell table:style-name="Таблица22.F1" office:value-type="string">
            <text:p text:style-name="P51">x5</text:p>
          </table:table-cell>
        </table:table-row>
        <table:table-row table:style-name="Таблица22.1">
          <table:table-cell table:style-name="Таблица22.A2" office:value-type="string">
            <text:p text:style-name="P51">x1</text:p>
          </table:table-cell>
          <table:table-cell table:style-name="Таблица22.B2" office:value-type="float" office:value="1">
            <text:p text:style-name="P51">1</text:p>
          </table:table-cell>
          <table:table-cell table:style-name="Таблица22.B2" office:value-type="float" office:value="1">
            <text:p text:style-name="P51">1</text:p>
          </table:table-cell>
          <table:table-cell table:style-name="Таблица22.B2" office:value-type="float" office:value="1">
            <text:p text:style-name="P51">1</text:p>
          </table:table-cell>
          <table:table-cell table:style-name="Таблица22.B2" office:value-type="float" office:value="1">
            <text:p text:style-name="P51">1</text:p>
          </table:table-cell>
          <table:table-cell table:style-name="Таблица22.F2" office:value-type="float" office:value="0">
            <text:p text:style-name="P56">0</text:p>
          </table:table-cell>
        </table:table-row>
        <table:table-row table:style-name="Таблица22.1">
          <table:table-cell table:style-name="Таблица22.A2" office:value-type="string">
            <text:p text:style-name="P51">x2</text:p>
          </table:table-cell>
          <table:table-cell table:style-name="Таблица22.B2" office:value-type="float" office:value="0">
            <text:p text:style-name="P51">0</text:p>
          </table:table-cell>
          <table:table-cell table:style-name="Таблица22.B2" office:value-type="float" office:value="1">
            <text:p text:style-name="P51">1</text:p>
          </table:table-cell>
          <table:table-cell table:style-name="Таблица22.B2" office:value-type="float" office:value="0">
            <text:p text:style-name="P56">0</text:p>
          </table:table-cell>
          <table:table-cell table:style-name="Таблица22.B2" office:value-type="float" office:value="0">
            <text:p text:style-name="P51">0</text:p>
          </table:table-cell>
          <table:table-cell table:style-name="Таблица22.F2" office:value-type="float" office:value="0">
            <text:p text:style-name="P51">0</text:p>
          </table:table-cell>
        </table:table-row>
        <table:table-row table:style-name="Таблица22.1">
          <table:table-cell table:style-name="Таблица22.A2" office:value-type="string">
            <text:p text:style-name="P51">x3</text:p>
          </table:table-cell>
          <table:table-cell table:style-name="Таблица22.B2" office:value-type="float" office:value="0">
            <text:p text:style-name="P51">0</text:p>
          </table:table-cell>
          <table:table-cell table:style-name="Таблица22.B2" office:value-type="float" office:value="1">
            <text:p text:style-name="P56">1</text:p>
          </table:table-cell>
          <table:table-cell table:style-name="Таблица22.B2" office:value-type="float" office:value="1">
            <text:p text:style-name="P51">1</text:p>
          </table:table-cell>
          <table:table-cell table:style-name="Таблица22.B2" office:value-type="float" office:value="0">
            <text:p text:style-name="P51">0</text:p>
          </table:table-cell>
          <table:table-cell table:style-name="Таблица22.F2" office:value-type="float" office:value="0">
            <text:p text:style-name="P51">0</text:p>
          </table:table-cell>
        </table:table-row>
        <table:table-row table:style-name="Таблица22.1">
          <table:table-cell table:style-name="Таблица22.A2" office:value-type="string">
            <text:p text:style-name="P51">x4</text:p>
          </table:table-cell>
          <table:table-cell table:style-name="Таблица22.B2" office:value-type="float" office:value="0">
            <text:p text:style-name="P51">0</text:p>
          </table:table-cell>
          <table:table-cell table:style-name="Таблица22.B2" office:value-type="float" office:value="1">
            <text:p text:style-name="P51">1</text:p>
          </table:table-cell>
          <table:table-cell table:style-name="Таблица22.B2" office:value-type="float" office:value="1">
            <text:p text:style-name="P51">1</text:p>
          </table:table-cell>
          <table:table-cell table:style-name="Таблица22.B2" office:value-type="float" office:value="1">
            <text:p text:style-name="P51">1</text:p>
          </table:table-cell>
          <table:table-cell table:style-name="Таблица22.F2" office:value-type="float" office:value="0">
            <text:p text:style-name="P51">0</text:p>
          </table:table-cell>
        </table:table-row>
        <table:table-row table:style-name="Таблица22.1">
          <table:table-cell table:style-name="Таблица22.A2" office:value-type="string">
            <text:p text:style-name="P51">x5</text:p>
          </table:table-cell>
          <table:table-cell table:style-name="Таблица22.B2" office:value-type="float" office:value="1">
            <text:p text:style-name="P56">1</text:p>
          </table:table-cell>
          <table:table-cell table:style-name="Таблица22.B2" office:value-type="float" office:value="1">
            <text:p text:style-name="P51">1</text:p>
          </table:table-cell>
          <table:table-cell table:style-name="Таблица22.B2" office:value-type="float" office:value="1">
            <text:p text:style-name="P51">1</text:p>
          </table:table-cell>
          <table:table-cell table:style-name="Таблица22.B2" office:value-type="float" office:value="1">
            <text:p text:style-name="P51">1</text:p>
          </table:table-cell>
          <table:table-cell table:style-name="Таблица22.F2" office:value-type="float" office:value="1">
            <text:p text:style-name="P51">1</text:p>
          </table:table-cell>
        </table:table-row>
      </table:table>
      <text:p text:style-name="P78"/>
      <text:p text:style-name="P81"><text:span text:style-name="T111">Таблица </text:span><text:span text:style-name="T168">А</text:span><text:span text:style-name="T111">.</text:span><text:span text:style-name="T114">3</text:span><text:span text:style-name="T111"> - </text:span><text:span text:style-name="T114">Матрица парных сравнений эксперта №3</text:span></text:p>
      <table:table table:name="Таблица23" table:style-name="Таблица23" table:template-name="Default Style">
        <table:table-column table:style-name="Таблица23.A" table:number-columns-repeated="6"/>
        <table:table-row table:style-name="Таблица23.1">
          <table:table-cell table:style-name="Таблица23.A1" office:value-type="string">
            <text:p text:style-name="P51"/>
          </table:table-cell>
          <table:table-cell table:style-name="Таблица23.A1" office:value-type="string">
            <text:p text:style-name="P51">x1</text:p>
          </table:table-cell>
          <table:table-cell table:style-name="Таблица23.A1" office:value-type="string">
            <text:p text:style-name="P51">x2</text:p>
          </table:table-cell>
          <table:table-cell table:style-name="Таблица23.A1" office:value-type="string">
            <text:p text:style-name="P51">x3</text:p>
          </table:table-cell>
          <table:table-cell table:style-name="Таблица23.A1" office:value-type="string">
            <text:p text:style-name="P51">x4</text:p>
          </table:table-cell>
          <table:table-cell table:style-name="Таблица23.F1" office:value-type="string">
            <text:p text:style-name="P51">x5</text:p>
          </table:table-cell>
        </table:table-row>
        <table:table-row table:style-name="Таблица23.1">
          <table:table-cell table:style-name="Таблица23.A2" office:value-type="string">
            <text:p text:style-name="P51">x1</text:p>
          </table:table-cell>
          <table:table-cell table:style-name="Таблица23.B2" office:value-type="float" office:value="1">
            <text:p text:style-name="P51">1</text:p>
          </table:table-cell>
          <table:table-cell table:style-name="Таблица23.B2" office:value-type="float" office:value="1">
            <text:p text:style-name="P51">1</text:p>
          </table:table-cell>
          <table:table-cell table:style-name="Таблица23.B2" office:value-type="float" office:value="1">
            <text:p text:style-name="P51">1</text:p>
          </table:table-cell>
          <table:table-cell table:style-name="Таблица23.B2" office:value-type="float" office:value="1">
            <text:p text:style-name="P51">1</text:p>
          </table:table-cell>
          <table:table-cell table:style-name="Таблица23.F2" office:value-type="float" office:value="1">
            <text:p text:style-name="P51">1</text:p>
          </table:table-cell>
        </table:table-row>
        <table:table-row table:style-name="Таблица23.1">
          <table:table-cell table:style-name="Таблица23.A2" office:value-type="string">
            <text:p text:style-name="P51">x2</text:p>
          </table:table-cell>
          <table:table-cell table:style-name="Таблица23.B2" office:value-type="float" office:value="0">
            <text:p text:style-name="P51">0</text:p>
          </table:table-cell>
          <table:table-cell table:style-name="Таблица23.B2" office:value-type="float" office:value="1">
            <text:p text:style-name="P51">1</text:p>
          </table:table-cell>
          <table:table-cell table:style-name="Таблица23.B2" office:value-type="float" office:value="0">
            <text:p text:style-name="P56">0</text:p>
          </table:table-cell>
          <table:table-cell table:style-name="Таблица23.B2" office:value-type="float" office:value="0">
            <text:p text:style-name="P51">0</text:p>
          </table:table-cell>
          <table:table-cell table:style-name="Таблица23.F2" office:value-type="float" office:value="0">
            <text:p text:style-name="P51">0</text:p>
          </table:table-cell>
        </table:table-row>
        <table:table-row table:style-name="Таблица23.1">
          <table:table-cell table:style-name="Таблица23.A2" office:value-type="string">
            <text:p text:style-name="P51">x3</text:p>
          </table:table-cell>
          <table:table-cell table:style-name="Таблица23.B2" office:value-type="float" office:value="0">
            <text:p text:style-name="P51">0</text:p>
          </table:table-cell>
          <table:table-cell table:style-name="Таблица23.B2" office:value-type="float" office:value="1">
            <text:p text:style-name="P56">1</text:p>
          </table:table-cell>
          <table:table-cell table:style-name="Таблица23.B2" office:value-type="float" office:value="1">
            <text:p text:style-name="P51">1</text:p>
          </table:table-cell>
          <table:table-cell table:style-name="Таблица23.B2" office:value-type="float" office:value="0">
            <text:p text:style-name="P51">0</text:p>
          </table:table-cell>
          <table:table-cell table:style-name="Таблица23.F2" office:value-type="float" office:value="0">
            <text:p text:style-name="P51">0</text:p>
          </table:table-cell>
        </table:table-row>
        <table:table-row table:style-name="Таблица23.1">
          <table:table-cell table:style-name="Таблица23.A2" office:value-type="string">
            <text:p text:style-name="P51">x4</text:p>
          </table:table-cell>
          <table:table-cell table:style-name="Таблица23.B2" office:value-type="float" office:value="0">
            <text:p text:style-name="P51">0</text:p>
          </table:table-cell>
          <table:table-cell table:style-name="Таблица23.B2" office:value-type="float" office:value="1">
            <text:p text:style-name="P51">1</text:p>
          </table:table-cell>
          <table:table-cell table:style-name="Таблица23.B2" office:value-type="float" office:value="1">
            <text:p text:style-name="P51">1</text:p>
          </table:table-cell>
          <table:table-cell table:style-name="Таблица23.B2" office:value-type="float" office:value="1">
            <text:p text:style-name="P51">1</text:p>
          </table:table-cell>
          <table:table-cell table:style-name="Таблица23.F2" office:value-type="float" office:value="0">
            <text:p text:style-name="P51">0</text:p>
          </table:table-cell>
        </table:table-row>
        <table:table-row table:style-name="Таблица23.1">
          <table:table-cell table:style-name="Таблица23.A2" office:value-type="string">
            <text:p text:style-name="P51">x5</text:p>
          </table:table-cell>
          <table:table-cell table:style-name="Таблица23.B2" office:value-type="float" office:value="0">
            <text:p text:style-name="P51">0</text:p>
          </table:table-cell>
          <table:table-cell table:style-name="Таблица23.B2" office:value-type="float" office:value="1">
            <text:p text:style-name="P51">1</text:p>
          </table:table-cell>
          <table:table-cell table:style-name="Таблица23.B2" office:value-type="float" office:value="1">
            <text:p text:style-name="P51">1</text:p>
          </table:table-cell>
          <table:table-cell table:style-name="Таблица23.B2" office:value-type="float" office:value="1">
            <text:p text:style-name="P51">1</text:p>
          </table:table-cell>
          <table:table-cell table:style-name="Таблица23.F2" office:value-type="float" office:value="1">
            <text:p text:style-name="P51">1</text:p>
          </table:table-cell>
        </table:table-row>
      </table:table>
      <text:p text:style-name="P79"/>
      <text:p text:style-name="P80"/>
      <text:p text:style-name="P80"/>
      <text:p text:style-name="P80"/>
      <text:p text:style-name="P80"/>
      <text:p text:style-name="P80"/>
      <text:p text:style-name="P80"/>
      <text:p text:style-name="P80"/>
      <text:p text:style-name="P81"><text:soft-page-break/><text:span text:style-name="T111">Таблица </text:span><text:span text:style-name="T168">А</text:span><text:span text:style-name="T111">.</text:span><text:span text:style-name="T114">4</text:span><text:span text:style-name="T111"> - </text:span><text:span text:style-name="T114">Обобщённая матрица парных сравнений</text:span></text:p>
      <table:table table:name="Таблица24" table:style-name="Таблица24" table:template-name="Default Style">
        <table:table-column table:style-name="Таблица24.A" table:number-columns-repeated="3"/>
        <table:table-column table:style-name="Таблица24.D"/>
        <table:table-column table:style-name="Таблица24.A" table:number-columns-repeated="2"/>
        <table:table-column table:style-name="Таблица24.D"/>
        <table:table-column table:style-name="Таблица24.A"/>
        <table:table-row table:style-name="Таблица24.1">
          <table:table-cell table:style-name="Таблица24.A1" office:value-type="string">
            <text:p text:style-name="P51"/>
          </table:table-cell>
          <table:table-cell table:style-name="Таблица24.A1" office:value-type="string">
            <text:p text:style-name="P51">x1</text:p>
          </table:table-cell>
          <table:table-cell table:style-name="Таблица24.A1" office:value-type="string">
            <text:p text:style-name="P51">x2</text:p>
          </table:table-cell>
          <table:table-cell table:style-name="Таблица24.A1" office:value-type="string">
            <text:p text:style-name="P51">x3</text:p>
          </table:table-cell>
          <table:table-cell table:style-name="Таблица24.A1" office:value-type="string">
            <text:p text:style-name="P51">x4</text:p>
          </table:table-cell>
          <table:table-cell table:style-name="Таблица24.A1" office:value-type="string">
            <text:p text:style-name="P51">x5</text:p>
          </table:table-cell>
          <table:table-cell table:style-name="Таблица24.A1" office:value-type="string">
            <text:p text:style-name="P56">Сумма элементов</text:p>
          </table:table-cell>
          <table:table-cell table:style-name="Таблица24.H1" office:value-type="string">
            <text:p text:style-name="P56">Ранг альтернативы</text:p>
          </table:table-cell>
        </table:table-row>
        <table:table-row table:style-name="Таблица24.1">
          <table:table-cell table:style-name="Таблица24.A2" office:value-type="string">
            <text:p text:style-name="P51">x1</text:p>
          </table:table-cell>
          <table:table-cell table:style-name="Таблица24.B2" office:value-type="float" office:value="1">
            <text:p text:style-name="P51">1</text:p>
          </table:table-cell>
          <table:table-cell table:style-name="Таблица24.B2" office:value-type="float" office:value="1">
            <text:p text:style-name="P51">1</text:p>
          </table:table-cell>
          <table:table-cell table:style-name="Таблица24.B2" office:value-type="float" office:value="1">
            <text:p text:style-name="P51">1</text:p>
          </table:table-cell>
          <table:table-cell table:style-name="Таблица24.B2" office:value-type="float" office:value="1">
            <text:p text:style-name="P51">1</text:p>
          </table:table-cell>
          <table:table-cell table:style-name="Таблица24.B2" office:value-type="float" office:value="1">
            <text:p text:style-name="P51">1</text:p>
          </table:table-cell>
          <table:table-cell table:style-name="Таблица24.B2" office:value-type="float" office:value="5">
            <text:p text:style-name="P56">5</text:p>
          </table:table-cell>
          <table:table-cell table:style-name="Таблица24.H2" office:value-type="float" office:value="1">
            <text:p text:style-name="P56">1</text:p>
          </table:table-cell>
        </table:table-row>
        <table:table-row table:style-name="Таблица24.1">
          <table:table-cell table:style-name="Таблица24.A2" office:value-type="string">
            <text:p text:style-name="P51">x2</text:p>
          </table:table-cell>
          <table:table-cell table:style-name="Таблица24.B2" office:value-type="float" office:value="0">
            <text:p text:style-name="P51">0</text:p>
          </table:table-cell>
          <table:table-cell table:style-name="Таблица24.B2" office:value-type="float" office:value="1">
            <text:p text:style-name="P51">1</text:p>
          </table:table-cell>
          <table:table-cell table:style-name="Таблица24.B2" office:value-type="float" office:value="0">
            <text:p text:style-name="P56">0</text:p>
          </table:table-cell>
          <table:table-cell table:style-name="Таблица24.B2" office:value-type="float" office:value="0">
            <text:p text:style-name="P51">0</text:p>
          </table:table-cell>
          <table:table-cell table:style-name="Таблица24.B2" office:value-type="float" office:value="0">
            <text:p text:style-name="P51">0</text:p>
          </table:table-cell>
          <table:table-cell table:style-name="Таблица24.B2" office:value-type="float" office:value="1">
            <text:p text:style-name="P56">1</text:p>
          </table:table-cell>
          <table:table-cell table:style-name="Таблица24.H2" office:value-type="float" office:value="5">
            <text:p text:style-name="P56">5</text:p>
          </table:table-cell>
        </table:table-row>
        <table:table-row table:style-name="Таблица24.1">
          <table:table-cell table:style-name="Таблица24.A2" office:value-type="string">
            <text:p text:style-name="P51">x3</text:p>
          </table:table-cell>
          <table:table-cell table:style-name="Таблица24.B2" office:value-type="float" office:value="0">
            <text:p text:style-name="P51">0</text:p>
          </table:table-cell>
          <table:table-cell table:style-name="Таблица24.B2" office:value-type="float" office:value="1">
            <text:p text:style-name="P56">1</text:p>
          </table:table-cell>
          <table:table-cell table:style-name="Таблица24.B2" office:value-type="float" office:value="1">
            <text:p text:style-name="P51">1</text:p>
          </table:table-cell>
          <table:table-cell table:style-name="Таблица24.B2" office:value-type="float" office:value="0">
            <text:p text:style-name="P51">0</text:p>
          </table:table-cell>
          <table:table-cell table:style-name="Таблица24.B2" office:value-type="float" office:value="0">
            <text:p text:style-name="P51">0</text:p>
          </table:table-cell>
          <table:table-cell table:style-name="Таблица24.B2" office:value-type="float" office:value="2">
            <text:p text:style-name="P56">2</text:p>
          </table:table-cell>
          <table:table-cell table:style-name="Таблица24.H2" office:value-type="float" office:value="4">
            <text:p text:style-name="P56">4</text:p>
          </table:table-cell>
        </table:table-row>
        <table:table-row table:style-name="Таблица24.1">
          <table:table-cell table:style-name="Таблица24.A2" office:value-type="string">
            <text:p text:style-name="P51">x4</text:p>
          </table:table-cell>
          <table:table-cell table:style-name="Таблица24.B2" office:value-type="float" office:value="0">
            <text:p text:style-name="P51">0</text:p>
          </table:table-cell>
          <table:table-cell table:style-name="Таблица24.B2" office:value-type="float" office:value="1">
            <text:p text:style-name="P51">1</text:p>
          </table:table-cell>
          <table:table-cell table:style-name="Таблица24.B2" office:value-type="float" office:value="1">
            <text:p text:style-name="P51">1</text:p>
          </table:table-cell>
          <table:table-cell table:style-name="Таблица24.B2" office:value-type="float" office:value="1">
            <text:p text:style-name="P51">1</text:p>
          </table:table-cell>
          <table:table-cell table:style-name="Таблица24.B2" office:value-type="float" office:value="0">
            <text:p text:style-name="P51">0</text:p>
          </table:table-cell>
          <table:table-cell table:style-name="Таблица24.B2" office:value-type="float" office:value="3">
            <text:p text:style-name="P56">3</text:p>
          </table:table-cell>
          <table:table-cell table:style-name="Таблица24.H2" office:value-type="float" office:value="3">
            <text:p text:style-name="P56">3</text:p>
          </table:table-cell>
        </table:table-row>
        <table:table-row table:style-name="Таблица24.6">
          <table:table-cell table:style-name="Таблица24.A2" office:value-type="string">
            <text:p text:style-name="P51">x5</text:p>
          </table:table-cell>
          <table:table-cell table:style-name="Таблица24.B2" office:value-type="float" office:value="0">
            <text:p text:style-name="P51">0</text:p>
          </table:table-cell>
          <table:table-cell table:style-name="Таблица24.B2" office:value-type="float" office:value="1">
            <text:p text:style-name="P51">1</text:p>
          </table:table-cell>
          <table:table-cell table:style-name="Таблица24.B2" office:value-type="float" office:value="1">
            <text:p text:style-name="P51">1</text:p>
          </table:table-cell>
          <table:table-cell table:style-name="Таблица24.B2" office:value-type="float" office:value="1">
            <text:p text:style-name="P51">1</text:p>
          </table:table-cell>
          <table:table-cell table:style-name="Таблица24.B2" office:value-type="float" office:value="1">
            <text:p text:style-name="P51">1</text:p>
          </table:table-cell>
          <table:table-cell table:style-name="Таблица24.B2" office:value-type="float" office:value="4">
            <text:p text:style-name="P51">4</text:p>
          </table:table-cell>
          <table:table-cell table:style-name="Таблица24.H2" office:value-type="float" office:value="2">
            <text:p text:style-name="P51">2</text:p>
          </table:table-cell>
        </table:table-row>
      </table:table>
      <text:h text:style-name="P124" text:outline-level="1"><text:span text:style-name="T2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3" style:font-family-asian="'Times New Roman'" style:font-family-generic-asian="system" style:font-pitch-asian="variable" style:font-size-asian="12pt" style:language-asian="en" style:country-asian="US" style:font-style-asian="normal" style:font-weight-asian="normal" style:font-name-complex="Times New Roman3"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cm" fo:margin-right="0cm" fo:text-indent="1.251cm" style:auto-text-indent="false" style:page-number="auto">
        <style:tab-stops>
          <style:tab-stop style:position="1.75cm"/>
        </style:tab-stops>
      </style:paragraph-properties>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603cm" fo:margin-bottom="0.603cm" style:contextual-spacing="false" fo:line-height="10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584cm" fo:margin-bottom="0.513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master-page-name="">
      <loext:graphic-properties draw:fill="none" draw:fill-color="#729fcf"/>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fo:background-color="transparent" style:writing-mode="lr-tb">
        <style:tab-stops>
          <style:tab-stop style:position="16.51cm" style:type="right" style:leader-style="dotted" style:leader-text="."/>
        </style:tab-stops>
      </style:paragraph-properties>
      <style:text-properties style:font-name="Calibri" fo:font-family="Calibri" style:font-family-generic="roman" style:font-pitch="variable" fo:font-size="10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text-align="end" style:justify-single-word="false" fo:orphans="0" fo:widows="0" fo:hyphenation-ladder-count="no-limit" style:page-number="auto" text:number-lines="false" text:line-number="0"/>
      <style:text-properties fo:font-size="12pt" officeooo:rsid="00d2021a" fo:background-color="transparent" style:font-size-asian="12pt" style:font-size-complex="12pt"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cm" fo:margin-right="0cm" fo:text-indent="1.251cm" style:auto-text-indent="false" style:page-number="auto">
        <style:tab-stops>
          <style:tab-stop style:position="1.75cm"/>
        </style:tab-stops>
      </style:paragraph-properties>
    </style:style>
    <style:style style:name="Numbering_20_1" style:display-name="Numbering 1" style:family="paragraph" style:parent-style-name="List"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list-style-name="WWNum1"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3" style:display-name="Numbering 3" style:family="paragraph" style:parent-style-name="List" style:list-style-name="WWNum9"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4" style:display-name="Numbering 4" style:family="paragraph" style:parent-style-name="Numbering_20_3" style:auto-update="true" style:class="list" style:master-page-name="">
      <style:paragraph-properties fo:margin-left="0cm" fo:margin-right="0cm" fo:margin-top="0cm" fo:margin-bottom="0cm" style:contextual-spacing="false" fo:text-indent="1.251cm" style:auto-text-indent="false" style:page-number="auto">
        <style:tab-stops>
          <style:tab-stop style:position="2cm"/>
        </style:tab-stops>
      </style:paragraph-properties>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2" fo:font-family="'Times New Roman'" style:font-family-generic="roman" style:font-pitch="variable" fo:font-size="14pt" fo:language="ru" fo:country="RU"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6pt" fo:language="ru" fo:country="RU" style:font-name-asian="Times New Roman3" style:font-family-asian="'Times New Roman'" style:font-family-generic-asian="system" style:font-pitch-asian="variable" style:font-size-asian="16pt" style:font-name-complex="Times New Roman3"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ListLabel_20_73"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fo:font-family="OpenSymbol"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fo:font-family="OpenSymbol"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fo:font-family="OpenSymbol"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fo:font-family="OpenSymbol"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fo:font-family="OpenSymbol"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
      <number:number number:decimal-places="11" number:min-decimal-places="11" number:min-integer-digits="1"/>
    </number:number-style>
    <number:number-style style:name="N107">
      <number:number number:decimal-places="6" number:min-decimal-places="6" number:min-integer-digits="1"/>
    </number:number-style>
    <number:number-style style:name="N10107" number:language="ru" number:country="RU">
      <number:number number:decimal-places="7" number:min-decimal-places="7"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2</text:page-number></text:p>
      </style:footer>
    </style:master-page>
    <style:master-page style:name="Converted1" style:page-layout-name="Mpm2" draw:style-name="Mdp1">
      <style:footer>
        <text:p text:style-name="Footer"><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6"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19T18:28:49.883520966</dc:date>
    <meta:editing-cycles>503</meta:editing-cycles>
    <meta:editing-duration>P5DT23H34M35S</meta:editing-duration>
    <meta:generator>LibreOffice/7.4.2.3$Linux_X86_64 LibreOffice_project/40$Build-3</meta:generator>
    <meta:document-statistic meta:table-count="5" meta:image-count="0" meta:object-count="2" meta:page-count="12" meta:paragraph-count="221" meta:word-count="1248" meta:character-count="8818" meta:non-whitespace-character-count="7794"/>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6/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row>
                    <msub>
                      <mi>x</mi>
                      <mi>i</mi>
                    </msub>
                    <mo stretchy="false">≡</mo>
                    <msub>
                      <mi>x</mi>
                      <mi>j</mi>
                    </msub>
                  </mrow>
                  <mi>;</mi>
                </mrow>
              </mtd>
            </mtr>
            <mtr>
              <mtd>
                <mrow>
                  <mn>0</mn>
                  <mi>,</mi>
                  <mi mathvariant="italic">если</mi>
                  <mrow>
                    <msub>
                      <mi>x</mi>
                      <mi>i</mi>
                    </msub>
                    <mo stretchy="false">&lt;</mo>
                    <msub>
                      <mi>x</mi>
                      <mi>j</mi>
                    </msub>
                  </mrow>
                  <mi>,</mi>
                  <mi>i</mi>
                  <mi>,</mi>
                  <mrow>
                    <mi>j</mi>
                    <mo stretchy="false">=</mo>
                    <mover accent="true">
                      <mrow>
                        <mn>1</mn>
                        <mi>,</mi>
                        <mi>n</mi>
                      </mrow>
                      <mo stretchy="false">⃗</mo>
                    </mover>
                  </mrow>
                  <mn>.</mn>
                </mrow>
              </mtd>
            </mtr>
          </mtable>
        </mrow>
        <mo fence="true" form="postfix" stretchy="true">⟩</mo>
      </mrow>
    </mrow>
    <annotation encoding="StarMath 5.0">w_ij = left langle 
binom
{1, если x_i &gt; x_j или x_i equiv x_j;}
{0, если x_i &lt; x_j, i, j=vec{1,n}. } 	
right rangle </annotation>
  </semantics>
</math>
</file>

<file path=Object 7/content.xml><?xml version="1.0" encoding="utf-8"?>
<math xmlns="http://www.w3.org/1998/Math/MathML" display="block"/>
</file>